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8.93mm" fo:break-before="auto" style:use-optimal-row-height="false"/>
    </style:style>
    <style:style style:name="ro5" style:family="table-row">
      <style:table-row-properties style:row-height="9.33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HE-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00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DejaVu Sans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1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2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2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2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B20"/>
    </style:style>
    <style:style style:name="ce2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order="0.99pt solid #ff3333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3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4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4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4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4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</style:style>
    <style:style style:name="ce48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49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0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1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2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3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4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5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6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7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8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59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60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C20"/>
    </style:style>
    <style:style style:name="ce6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WenQuanYi Micro Hei" style:font-name-complex="Lohit Devanagari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6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6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6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C20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8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9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9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9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9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F20"/>
    </style:style>
    <style:style style:name="ce9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solid #ff3333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</style:style>
    <style:style style:name="ce100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1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2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3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4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5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6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7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8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09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10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11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12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F20"/>
    </style:style>
    <style:style style:name="ce113" style:family="table-cell" style:parent-style-name="Default">
      <style:table-cell-properties style:glyph-orientation-vertical="0" fo:border-bottom="none" fo:background-color="#ff6666" style:diagonal-bl-tr="none" style:diagonal-tl-br="none" style:text-align-source="fix" style:repeat-content="false" fo:wrap-option="no-wrap" fo:border-left="0.99pt double #ff3333" style:border-line-width-left="0.09mm 0.09mm 0.18mm" style:direction="ltr" fo:padding="0.71mm" fo:border-right="0.99pt double #ff3333" style:border-line-width-right="0.09mm 0.09mm 0.18mm" style:rotation-angle="0" style:rotation-align="none" style:shrink-to-fit="false" fo:border-top="0.99pt double #ff3333" style:border-line-width-top="0.09mm 0.09mm 0.18mm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style:font-name="Arial" style:font-name-asian="WenQuanYi Micro Hei" style:font-name-complex="Lohit Devanagari"/>
    </style:style>
    <style:style style:name="ce12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2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3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3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3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3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3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H20"/>
    </style:style>
    <style:style style:name="ce13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none" fo:border-left="0.06pt solid #000000" fo:border-right="0.06pt solid #000000" fo:border-top="non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fo:background-color="#ff99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4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4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4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5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J20"/>
    </style:style>
    <style:style style:name="ce160" style:family="table-cell" style:parent-style-name="Default">
      <style:table-cell-properties fo:border-bottom="none" fo:border-left="0.06pt solid #000000" fo:padding="0.71mm" fo:border-right="0.06pt solid #000000" fo:border-top="0.06pt solid #000000"/>
    </style:style>
    <style:style style:name="ce161" style:family="table-cell" style:parent-style-name="Default">
      <style:table-cell-properties fo:border-bottom="none" fo:background-color="#ffff66" fo:border-left="0.06pt solid #000000" fo:padding="0.71mm" fo:border-right="0.06pt solid #000000" fo:border-top="none"/>
    </style:style>
    <style:style style:name="ce162" style:family="table-cell" style:parent-style-name="Default">
      <style:table-cell-properties fo:border-bottom="none" fo:border-left="0.06pt solid #000000" fo:padding="0.71mm" fo:border-right="0.06pt solid #000000" fo:border-top="none"/>
    </style:style>
    <style:style style:name="ce163" style:family="table-cell" style:parent-style-name="Default">
      <style:table-cell-properties fo:border-bottom="0.06pt solid #000000" fo:border-left="0.06pt solid #000000" fo:padding="0.71mm" fo:border-right="0.06pt solid #000000" fo:border-top="none"/>
    </style:style>
    <style:style style:name="ce164" style:family="table-cell" style:parent-style-name="Default">
      <style:table-cell-properties fo:border-bottom="none" fo:border-left="none" fo:border-right="0.99pt double #ff3333" style:border-line-width-right="0.09mm 0.09mm 0.18mm" fo:border-top="none"/>
    </style:style>
    <style:style style:name="ce16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6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6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6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13739" style:font-name="Noto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  <style:map style:condition="is-true-formula(MOD(ROW();2))" style:apply-style-name="ligne_20_1_20_sur_20_2" style:base-cell-address="C.K20"/>
    </style:style>
    <style:style style:name="ce17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K20"/>
    </style:style>
    <style:style style:name="ce179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4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</style:style>
    <style:style style:name="ce185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86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87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88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89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0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1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2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3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4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5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6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7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map style:condition="is-true-formula(MOD(ROW();2))" style:apply-style-name="ligne_20_1_20_sur_20_2" style:base-cell-address="C.K20"/>
    </style:style>
    <style:style style:name="ce19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3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7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8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0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10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1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map style:condition="is-true-formula(MOD(ROW();2))" style:apply-style-name="ligne_20_1_20_sur_20_2" style:base-cell-address="C.M20"/>
    </style:style>
    <style:style style:name="ce212" style:family="table-cell" style:parent-style-name="Default">
      <style:table-cell-properties style:glyph-orientation-vertical="0" fo:background-color="#ff000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1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1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ce22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map style:condition="is-true-formula(MOD(ROW();2))" style:apply-style-name="ligne_20_1_20_sur_20_2" style:base-cell-address="C.N2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3" table:default-cell-style-name="ce3"/>
        <table:table-column table:style-name="co4" table:number-columns-repeated="244" table:default-cell-style-name="ce3"/>
        <table:table-row table:style-name="ro1">
          <table:table-cell table:number-columns-repeated="2"/>
          <table:table-cell table:style-name="ce26"/>
          <table:table-cell table:style-name="ce44"/>
          <table:table-cell/>
          <table:table-cell table:style-name="ce78"/>
          <table:table-cell table:number-columns-repeated="243"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roject</text:p>
          </table:table-cell>
          <table:covered-table-cell table:style-name="ce26"/>
          <table:table-cell table:style-name="ce45" office:value-type="string" calcext:value-type="string" table:number-columns-spanned="3" table:number-rows-spanned="1">
            <text:p>MiniVarioL0</text:p>
          </table:table-cell>
          <table:covered-table-cell/>
          <table:covered-table-cell table:style-name="ce78"/>
          <table:table-cell table:number-columns-repeated="243"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erber Version</text:p>
          </table:table-cell>
          <table:covered-table-cell table:style-name="ce27"/>
          <table:table-cell table:style-name="ce45" office:value-type="string" calcext:value-type="string" table:number-columns-spanned="3" table:number-rows-spanned="1">
            <text:p>v1.0.0</text:p>
          </table:table-cell>
          <table:covered-table-cell table:style-name="ce63"/>
          <table:covered-table-cell table:style-name="ce79"/>
          <table:table-cell table:number-columns-repeated="243"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BOM Version</text:p>
          </table:table-cell>
          <table:covered-table-cell table:style-name="ce27"/>
          <table:table-cell table:style-name="ce45" office:value-type="string" calcext:value-type="string" table:number-columns-spanned="3" table:number-rows-spanned="1">
            <text:p>B1</text:p>
          </table:table-cell>
          <table:covered-table-cell table:style-name="ce63"/>
          <table:covered-table-cell table:style-name="ce79"/>
          <table:table-cell table:number-columns-repeated="24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6"/>
          <table:table-cell table:style-name="ce44"/>
          <table:table-cell/>
          <table:table-cell table:style-name="ce78"/>
          <table:table-cell table:number-columns-repeated="243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CB Class</text:p>
          </table:table-cell>
          <table:covered-table-cell table:style-name="ce26"/>
          <table:covered-table-cell table:style-name="ce44"/>
          <table:covered-table-cell/>
          <table:table-cell table:style-name="ce78"/>
          <table:table-cell table:style-name="ce95" office:value-type="string" calcext:value-type="string" table:number-columns-spanned="6" table:number-rows-spanned="1">
            <text:p>STACKUP (EuroCircuits dimension en µm)</text:p>
          </table:table-cell>
          <table:covered-table-cell table:number-columns-repeated="3" table:style-name="ce113"/>
          <table:covered-table-cell table:style-name="ce1"/>
          <table:covered-table-cell/>
          <table:table-cell table:number-columns-repeated="237"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Epaisseur (mm)</text:p>
          </table:table-cell>
          <table:covered-table-cell table:style-name="ce28"/>
          <table:table-cell table:style-name="ce46" office:value-type="float" office:value="1.6" calcext:value-type="float" table:number-columns-spanned="2" table:number-rows-spanned="1">
            <text:p>1,6</text:p>
          </table:table-cell>
          <table:covered-table-cell table:style-name="ce46"/>
          <table:table-cell table:style-name="Default"/>
          <table:table-cell table:style-name="ce6" office:value-type="string" calcext:value-type="string" table:number-columns-spanned="1" table:number-rows-spanned="10">
            <text:p>MC4 1.6</text:p>
          </table:table-cell>
          <table:table-cell table:style-name="ce114" office:value-type="float" office:value="1" calcext:value-type="float">
            <text:p>1</text:p>
          </table:table-cell>
          <table:table-cell table:style-name="ce135" office:value-type="string" calcext:value-type="string" table:number-columns-spanned="3" table:number-rows-spanned="1">
            <text:p>Cu – <text:span text:style-name="T1">SIGNAL</text:span></text:p>
          </table:table-cell>
          <table:covered-table-cell table:style-name="ce142"/>
          <table:covered-table-cell table:style-name="ce160"/>
          <table:table-cell table:style-name="ce179" office:value-type="float" office:value="35" calcext:value-type="float">
            <text:p>35</text:p>
          </table:table-cell>
          <table:table-cell table:number-columns-repeated="240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Track &amp; cleareance min(mm)</text:p>
          </table:table-cell>
          <table:covered-table-cell table:style-name="ce28"/>
          <table:table-cell table:style-name="ce6" office:value-type="string" calcext:value-type="string" table:number-columns-spanned="2" table:number-rows-spanned="1">
            <text:p>150/150</text:p>
          </table:table-cell>
          <table:covered-table-cell table:style-name="ce46"/>
          <table:table-cell table:style-name="Default"/>
          <table:covered-table-cell table:style-name="ce96"/>
          <table:table-cell table:style-name="ce115" table:number-columns-spanned="1" table:number-rows-spanned="2"/>
          <table:table-cell table:style-name="ce136" office:value-type="string" calcext:value-type="string" table:number-columns-spanned="3" table:number-rows-spanned="2">
            <text:p>Prepeg (12+18)</text:p>
          </table:table-cell>
          <table:covered-table-cell table:style-name="ce143"/>
          <table:covered-table-cell table:style-name="ce161"/>
          <table:table-cell table:style-name="ce180" office:value-type="float" office:value="200" calcext:value-type="float" table:number-columns-spanned="1" table:number-rows-spanned="2">
            <text:p>200</text:p>
          </table:table-cell>
          <table:table-cell table:number-columns-repeated="235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Via Hole min (mm)</text:p>
          </table:table-cell>
          <table:covered-table-cell table:style-name="ce28"/>
          <table:table-cell table:style-name="ce6" office:value-type="float" office:value="0.25" calcext:value-type="float" table:number-columns-spanned="2" table:number-rows-spanned="1">
            <text:p>0,25</text:p>
          </table:table-cell>
          <table:covered-table-cell table:style-name="ce46"/>
          <table:table-cell table:style-name="Default"/>
          <table:covered-table-cell table:style-name="ce97"/>
          <table:covered-table-cell table:style-name="ce116"/>
          <table:covered-table-cell table:style-name="ce136" office:value-type="string" calcext:value-type="string">
            <text:p><text:s/>prepeg </text:p>
          </table:covered-table-cell>
          <table:covered-table-cell table:style-name="ce143"/>
          <table:covered-table-cell table:style-name="ce161"/>
          <table:covered-table-cell table:style-name="ce144"/>
          <table:table-cell table:number-columns-repeated="235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Via diam min (mm)</text:p>
          </table:table-cell>
          <table:covered-table-cell table:style-name="ce28"/>
          <table:table-cell table:style-name="ce6" office:value-type="float" office:value="0.6" calcext:value-type="float" table:number-columns-spanned="2" table:number-rows-spanned="1">
            <text:p>0,6</text:p>
          </table:table-cell>
          <table:covered-table-cell table:style-name="ce46"/>
          <table:table-cell table:style-name="Default"/>
          <table:covered-table-cell table:style-name="ce97"/>
          <table:table-cell table:style-name="ce117" office:value-type="float" office:value="2" calcext:value-type="float">
            <text:p>2</text:p>
          </table:table-cell>
          <table:table-cell table:style-name="ce137" office:value-type="string" calcext:value-type="string" table:number-columns-spanned="3" table:number-rows-spanned="1">
            <text:p>Cu int – <text:span text:style-name="T1">GND</text:span></text:p>
          </table:table-cell>
          <table:covered-table-cell table:style-name="ce144" office:value-type="float" office:value="18" calcext:value-type="float">
            <text:p>18</text:p>
          </table:covered-table-cell>
          <table:covered-table-cell table:style-name="ce162"/>
          <table:table-cell table:style-name="ce181" office:value-type="float" office:value="20" calcext:value-type="float">
            <text:p>20</text:p>
          </table:table-cell>
          <table:table-cell table:number-columns-repeated="235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PCB color</text:p>
          </table:table-cell>
          <table:covered-table-cell table:style-name="ce28"/>
          <table:table-cell table:style-name="ce46" office:value-type="string" calcext:value-type="string" table:number-columns-spanned="2" table:number-rows-spanned="1">
            <text:p>green</text:p>
          </table:table-cell>
          <table:covered-table-cell table:style-name="ce46"/>
          <table:table-cell table:style-name="Default"/>
          <table:covered-table-cell table:style-name="ce97"/>
          <table:table-cell table:style-name="ce118" table:number-columns-spanned="1" table:number-rows-spanned="2"/>
          <table:table-cell table:style-name="ce138" office:value-type="string" calcext:value-type="string" table:number-columns-spanned="3" table:number-rows-spanned="2">
            <text:p>Core FR4</text:p>
          </table:table-cell>
          <table:covered-table-cell table:number-columns-repeated="2" table:style-name="ce139"/>
          <table:table-cell table:style-name="ce180" office:value-type="float" office:value="1065" calcext:value-type="float" table:number-columns-spanned="1" table:number-rows-spanned="2">
            <text:p>1065</text:p>
          </table:table-cell>
          <table:table-cell table:style-name="Default" table:number-columns-repeated="3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PCB Dimension (mm)</text:p>
          </table:table-cell>
          <table:covered-table-cell table:style-name="ce28"/>
          <table:table-cell table:style-name="ce46" office:value-type="string" calcext:value-type="string" table:number-columns-spanned="2" table:number-rows-spanned="1">
            <text:p>73.00 x 61.00</text:p>
          </table:table-cell>
          <table:covered-table-cell table:style-name="ce46"/>
          <table:table-cell table:style-name="Default"/>
          <table:covered-table-cell table:style-name="ce97"/>
          <table:covered-table-cell table:style-name="ce116"/>
          <table:covered-table-cell table:number-columns-repeated="4" table:style-name="ce139"/>
          <table:table-cell table:style-name="Default" table:number-columns-repeated="3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Impedance Control</text:p>
          </table:table-cell>
          <table:covered-table-cell table:style-name="ce28"/>
          <table:table-cell table:style-name="ce46" office:value-type="string" calcext:value-type="string" table:number-columns-spanned="2" table:number-rows-spanned="1">
            <text:p>no</text:p>
          </table:table-cell>
          <table:covered-table-cell table:style-name="ce46"/>
          <table:table-cell table:style-name="Default"/>
          <table:covered-table-cell table:style-name="ce97"/>
          <table:table-cell table:style-name="ce117" office:value-type="float" office:value="3" calcext:value-type="float">
            <text:p>3</text:p>
          </table:table-cell>
          <table:table-cell table:style-name="ce137" office:value-type="string" calcext:value-type="string" table:number-columns-spanned="3" table:number-rows-spanned="1">
            <text:p>Cu int – <text:span text:style-name="T1">POWER</text:span></text:p>
          </table:table-cell>
          <table:covered-table-cell table:style-name="ce144" office:value-type="float" office:value="18" calcext:value-type="float">
            <text:p>18</text:p>
          </table:covered-table-cell>
          <table:covered-table-cell table:style-name="ce162"/>
          <table:table-cell table:style-name="ce181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226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26"/>
          <table:table-cell table:style-name="ce44"/>
          <table:table-cell/>
          <table:table-cell table:style-name="ce78"/>
          <table:covered-table-cell table:style-name="ce97"/>
          <table:table-cell table:style-name="ce118" table:number-columns-spanned="1" table:number-rows-spanned="2"/>
          <table:table-cell table:style-name="ce136" office:value-type="string" calcext:value-type="string" table:number-columns-spanned="3" table:number-rows-spanned="2">
            <text:p>Prepeg (12+18)</text:p>
          </table:table-cell>
          <table:covered-table-cell table:style-name="ce144"/>
          <table:covered-table-cell table:style-name="ce162"/>
          <table:table-cell table:style-name="ce180" office:value-type="float" office:value="200" calcext:value-type="float" table:number-columns-spanned="1" table:number-rows-spanned="2">
            <text:p>200</text:p>
          </table:table-cell>
          <table:table-cell table:style-name="Default" table:number-columns-repeated="3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5"/>
          <table:covered-table-cell table:style-name="ce97"/>
          <table:covered-table-cell table:style-name="ce116"/>
          <table:covered-table-cell table:style-name="ce140" office:value-type="string" calcext:value-type="string">
            <text:p><text:s/>0,20 mm (1 x 2116 1 x 1080) </text:p>
          </table:covered-table-cell>
          <table:covered-table-cell table:style-name="ce144" office:value-type="float" office:value="200" calcext:value-type="float">
            <text:p>200</text:p>
          </table:covered-table-cell>
          <table:covered-table-cell table:style-name="ce162"/>
          <table:covered-table-cell table:style-name="ce144"/>
          <table:table-cell table:style-name="Default" table:number-columns-repeated="3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5"/>
          <table:covered-table-cell table:style-name="ce98"/>
          <table:table-cell table:style-name="ce119" office:value-type="float" office:value="4" calcext:value-type="float">
            <text:p>4</text:p>
          </table:table-cell>
          <table:table-cell table:style-name="ce141" office:value-type="string" calcext:value-type="string" table:number-columns-spanned="3" table:number-rows-spanned="1">
            <text:p>Cu– <text:span text:style-name="T1">SIGNAL</text:span></text:p>
          </table:table-cell>
          <table:covered-table-cell table:style-name="ce145" office:value-type="float" office:value="18" calcext:value-type="float">
            <text:p>18</text:p>
          </table:covered-table-cell>
          <table:covered-table-cell table:style-name="ce163"/>
          <table:table-cell table:style-name="ce182"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9"/>
          <table:table-cell table:style-name="ce164"/>
          <table:table-cell table:style-name="ce183" table:formula="of:=SUM([.L7:.L16])" office:value-type="float" office:value="1575" calcext:value-type="float">
            <text:p>157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221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226"/>
          <table:table-cell table:style-name="Default" table:number-columns-repeated="6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style-name="ce29" office:value-type="string" calcext:value-type="string" table:number-columns-spanned="2" table:number-rows-spanned="1">
            <text:p>Component</text:p>
          </table:table-cell>
          <table:covered-table-cell table:style-name="ce8"/>
          <table:table-cell table:style-name="ce29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8"/>
          <table:table-cell table:style-name="ce120" office:value-type="string" calcext:value-type="string" table:number-columns-spanned="2" table:number-rows-spanned="1">
            <text:p>Case</text:p>
          </table:table-cell>
          <table:covered-table-cell table:style-name="ce8"/>
          <table:table-cell table:style-name="ce29" office:value-type="string" calcext:value-type="string">
            <text:p>Manufacturer</text:p>
          </table:table-cell>
          <table:table-cell table:style-name="ce29" office:value-type="string" calcext:value-type="string" table:number-columns-spanned="2" table:number-rows-spanned="1">
            <text:p>Reference man</text:p>
          </table:table-cell>
          <table:covered-table-cell table:style-name="ce8"/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atasheet</text:p>
          </table:table-cell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30" office:value-type="string" calcext:value-type="string" table:number-columns-spanned="2" table:number-rows-spanned="1">
            <text:p>BT1</text:p>
          </table:table-cell>
          <table:covered-table-cell table:style-name="ce47"/>
          <table:table-cell table:style-name="ce64" office:value-type="string" calcext:value-type="string" table:number-columns-spanned="3" table:number-rows-spanned="1">
            <text:p>Holder for battery coin cell</text:p>
          </table:table-cell>
          <table:covered-table-cell table:style-name="ce80"/>
          <table:covered-table-cell table:style-name="ce99"/>
          <table:table-cell table:style-name="ce121" office:value-type="string" calcext:value-type="string" table:number-columns-spanned="2" table:number-rows-spanned="1">
            <text:p>CellCoin_BK-912</text:p>
          </table:table-cell>
          <table:covered-table-cell table:style-name="ce99"/>
          <table:table-cell table:style-name="ce146"/>
          <table:table-cell table:style-name="ce165" office:value-type="string" calcext:value-type="string" table:number-columns-spanned="2" table:number-rows-spanned="1">
            <text:p>BK-912</text:p>
          </table:table-cell>
          <table:covered-table-cell table:style-name="ce184"/>
          <table:table-cell table:style-name="ce198" office:value-type="float" office:value="1" calcext:value-type="float">
            <text:p>1</text:p>
          </table:table-cell>
          <table:table-cell table:style-name="ce213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31" office:value-type="string" calcext:value-type="string" table:number-columns-spanned="2" table:number-rows-spanned="1">
            <text:p>C1,C2,C3,C4</text:p>
          </table:table-cell>
          <table:covered-table-cell table:style-name="ce48"/>
          <table:table-cell table:style-name="ce65" office:value-type="string" calcext:value-type="string" table:number-columns-spanned="3" table:number-rows-spanned="1">
            <text:p>CAP CER 10nF 10 %</text:p>
          </table:table-cell>
          <table:covered-table-cell table:style-name="ce81" office:value-type="string" calcext:value-type="string">
            <text:p>CAP CER 10nF 10 %</text:p>
          </table:covered-table-cell>
          <table:covered-table-cell table:style-name="ce100"/>
          <table:table-cell table:style-name="ce122" office:value-type="string" calcext:value-type="string" table:number-columns-spanned="2" table:number-rows-spanned="1">
            <text:p>C_0402</text:p>
          </table:table-cell>
          <table:covered-table-cell table:style-name="ce100"/>
          <table:table-cell table:style-name="ce147"/>
          <table:table-cell table:style-name="ce166" table:number-columns-spanned="2" table:number-rows-spanned="1"/>
          <table:covered-table-cell table:style-name="ce185"/>
          <table:table-cell table:style-name="ce199" office:value-type="float" office:value="4" calcext:value-type="float">
            <text:p>4</text:p>
          </table:table-cell>
          <table:table-cell table:style-name="ce214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32" office:value-type="string" calcext:value-type="string" table:number-columns-spanned="2" table:number-rows-spanned="1">
            <text:p>C5,C12</text:p>
          </table:table-cell>
          <table:covered-table-cell table:style-name="ce49"/>
          <table:table-cell table:style-name="ce66" office:value-type="string" calcext:value-type="string" table:number-columns-spanned="3" table:number-rows-spanned="1">
            <text:p>CAP CER 10µF 10 %</text:p>
          </table:table-cell>
          <table:covered-table-cell table:style-name="ce82" office:value-type="string" calcext:value-type="string">
            <text:p>CAP CER 10µF 10 %</text:p>
          </table:covered-table-cell>
          <table:covered-table-cell table:style-name="ce101"/>
          <table:table-cell table:style-name="ce123" office:value-type="string" calcext:value-type="string" table:number-columns-spanned="2" table:number-rows-spanned="1">
            <text:p>C_0603</text:p>
          </table:table-cell>
          <table:covered-table-cell table:style-name="ce101"/>
          <table:table-cell table:style-name="ce148"/>
          <table:table-cell table:style-name="ce167" table:number-columns-spanned="2" table:number-rows-spanned="1"/>
          <table:covered-table-cell table:style-name="ce186"/>
          <table:table-cell table:style-name="ce200" office:value-type="float" office:value="2" calcext:value-type="float">
            <text:p>2</text:p>
          </table:table-cell>
          <table:table-cell table:style-name="ce215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5">
          <table:table-cell/>
          <table:table-cell table:style-name="ce12" office:value-type="float" office:value="8" calcext:value-type="float">
            <text:p>8</text:p>
          </table:table-cell>
          <table:table-cell table:style-name="ce33" office:value-type="string" calcext:value-type="string" table:number-columns-spanned="2" table:number-rows-spanned="1">
            <text:p>C6,C7,C8,C9,C10,C11,C13,C14</text:p>
          </table:table-cell>
          <table:covered-table-cell table:style-name="ce50"/>
          <table:table-cell table:style-name="ce67" office:value-type="string" calcext:value-type="string" table:number-columns-spanned="3" table:number-rows-spanned="1">
            <text:p>CAP CER 100nF 10 %</text:p>
          </table:table-cell>
          <table:covered-table-cell table:style-name="ce83" office:value-type="string" calcext:value-type="string">
            <text:p>CAP CER 100nF 10 %</text:p>
          </table:covered-table-cell>
          <table:covered-table-cell table:style-name="ce102"/>
          <table:table-cell table:style-name="ce124" office:value-type="string" calcext:value-type="string" table:number-columns-spanned="2" table:number-rows-spanned="1">
            <text:p>C_0402</text:p>
          </table:table-cell>
          <table:covered-table-cell table:style-name="ce102"/>
          <table:table-cell table:style-name="ce149"/>
          <table:table-cell table:style-name="ce168" table:number-columns-spanned="2" table:number-rows-spanned="1"/>
          <table:covered-table-cell table:style-name="ce187"/>
          <table:table-cell table:style-name="ce201" office:value-type="float" office:value="8" calcext:value-type="float">
            <text:p>8</text:p>
          </table:table-cell>
          <table:table-cell table:style-name="ce216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34" office:value-type="string" calcext:value-type="string" table:number-columns-spanned="2" table:number-rows-spanned="1">
            <text:p>D1,D2</text:p>
          </table:table-cell>
          <table:covered-table-cell table:style-name="ce51"/>
          <table:table-cell table:style-name="ce68" office:value-type="string" calcext:value-type="string" table:number-columns-spanned="3" table:number-rows-spanned="1">
            <text:p>D_Schottky</text:p>
          </table:table-cell>
          <table:covered-table-cell table:style-name="ce84" office:value-type="string" calcext:value-type="string">
            <text:p>D_Schottky</text:p>
          </table:covered-table-cell>
          <table:covered-table-cell table:style-name="ce103"/>
          <table:table-cell table:style-name="ce125" office:value-type="string" calcext:value-type="string" table:number-columns-spanned="2" table:number-rows-spanned="1">
            <text:p>D_0603</text:p>
          </table:table-cell>
          <table:covered-table-cell table:style-name="ce103"/>
          <table:table-cell table:style-name="ce150"/>
          <table:table-cell table:style-name="ce169" table:number-columns-spanned="2" table:number-rows-spanned="1"/>
          <table:covered-table-cell table:style-name="ce188"/>
          <table:table-cell table:style-name="ce202" office:value-type="float" office:value="2" calcext:value-type="float">
            <text:p>2</text:p>
          </table:table-cell>
          <table:table-cell table:style-name="ce217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 table:number-columns-spanned="2" table:number-rows-spanned="1">
            <text:p>D3</text:p>
          </table:table-cell>
          <table:covered-table-cell table:style-name="ce52"/>
          <table:table-cell table:style-name="ce69" office:value-type="string" calcext:value-type="string" table:number-columns-spanned="3" table:number-rows-spanned="1">
            <text:p>LED</text:p>
          </table:table-cell>
          <table:covered-table-cell table:style-name="ce85" office:value-type="string" calcext:value-type="string">
            <text:p>LED</text:p>
          </table:covered-table-cell>
          <table:covered-table-cell table:style-name="ce104"/>
          <table:table-cell table:style-name="ce126" office:value-type="string" calcext:value-type="string" table:number-columns-spanned="2" table:number-rows-spanned="1">
            <text:p>LED_0603</text:p>
          </table:table-cell>
          <table:covered-table-cell table:style-name="ce104"/>
          <table:table-cell table:style-name="ce151"/>
          <table:table-cell table:style-name="ce170" table:number-columns-spanned="2" table:number-rows-spanned="1"/>
          <table:covered-table-cell table:style-name="ce189"/>
          <table:table-cell table:style-name="ce203" office:value-type="float" office:value="1" calcext:value-type="float">
            <text:p>1</text:p>
          </table:table-cell>
          <table:table-cell table:style-name="ce218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5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FB1</text:p>
          </table:table-cell>
          <table:covered-table-cell table:style-name="ce53"/>
          <table:table-cell table:style-name="ce70" office:value-type="string" calcext:value-type="string" table:number-columns-spanned="3" table:number-rows-spanned="1">
            <text:p>Ferrite_Bead</text:p>
          </table:table-cell>
          <table:covered-table-cell table:style-name="ce86" office:value-type="string" calcext:value-type="string">
            <text:p>Ferrite_Bead</text:p>
          </table:covered-table-cell>
          <table:covered-table-cell table:style-name="ce105"/>
          <table:table-cell table:style-name="ce127" office:value-type="string" calcext:value-type="string" table:number-columns-spanned="2" table:number-rows-spanned="1">
            <text:p>L_0603</text:p>
          </table:table-cell>
          <table:covered-table-cell table:style-name="ce105"/>
          <table:table-cell table:style-name="ce152"/>
          <table:table-cell table:style-name="ce171" table:number-columns-spanned="2" table:number-rows-spanned="1"/>
          <table:covered-table-cell table:style-name="ce190"/>
          <table:table-cell table:style-name="ce204" office:value-type="float" office:value="1" calcext:value-type="float">
            <text:p>1</text:p>
          </table:table-cell>
          <table:table-cell table:style-name="ce219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6" office:value-type="float" office:value="13" calcext:value-type="float">
            <text:p>13</text:p>
          </table:table-cell>
          <table:table-cell table:style-name="ce37" office:value-type="string" calcext:value-type="string" table:number-columns-spanned="2" table:number-rows-spanned="1">
            <text:p>LS1</text:p>
          </table:table-cell>
          <table:covered-table-cell table:style-name="ce54"/>
          <table:table-cell table:style-name="ce71" office:value-type="string" calcext:value-type="string" table:number-columns-spanned="3" table:number-rows-spanned="1">
            <text:p>Speaker_Crystal</text:p>
          </table:table-cell>
          <table:covered-table-cell table:style-name="ce87" office:value-type="string" calcext:value-type="string">
            <text:p>Speaker_Crystal</text:p>
          </table:covered-table-cell>
          <table:covered-table-cell table:style-name="ce106"/>
          <table:table-cell table:style-name="ce128" office:value-type="string" calcext:value-type="string" table:number-columns-spanned="2" table:number-rows-spanned="1">
            <text:p>Buzzer_PKLCS1212E</text:p>
          </table:table-cell>
          <table:covered-table-cell table:style-name="ce106"/>
          <table:table-cell table:style-name="ce153"/>
          <table:table-cell table:style-name="ce172" office:value-type="string" calcext:value-type="string" table:number-columns-spanned="2" table:number-rows-spanned="1">
            <text:p>PKLCS1212E</text:p>
          </table:table-cell>
          <table:covered-table-cell table:style-name="ce191"/>
          <table:table-cell table:style-name="ce205" office:value-type="float" office:value="1" calcext:value-type="float">
            <text:p>1</text:p>
          </table:table-cell>
          <table:table-cell table:style-name="ce220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7" office:value-type="float" office:value="14" calcext:value-type="float">
            <text:p>14</text:p>
          </table:table-cell>
          <table:table-cell table:style-name="ce38" office:value-type="string" calcext:value-type="string" table:number-columns-spanned="2" table:number-rows-spanned="1">
            <text:p>Q1</text:p>
          </table:table-cell>
          <table:covered-table-cell table:style-name="ce55"/>
          <table:table-cell table:style-name="ce72" office:value-type="string" calcext:value-type="string" table:number-columns-spanned="3" table:number-rows-spanned="1">
            <text:p>Dual mosfet NP-chan 20V</text:p>
          </table:table-cell>
          <table:covered-table-cell table:style-name="ce88" office:value-type="string" calcext:value-type="string">
            <text:p>Dual mosfet NP-chan 20V</text:p>
          </table:covered-table-cell>
          <table:covered-table-cell table:style-name="ce107"/>
          <table:table-cell table:style-name="ce129" office:value-type="string" calcext:value-type="string" table:number-columns-spanned="2" table:number-rows-spanned="1">
            <text:p>TSOT-23-6</text:p>
          </table:table-cell>
          <table:covered-table-cell table:style-name="ce107"/>
          <table:table-cell table:style-name="ce154"/>
          <table:table-cell table:style-name="ce173" office:value-type="string" calcext:value-type="string" table:number-columns-spanned="2" table:number-rows-spanned="1">
            <text:p>DMC2053UVT</text:p>
          </table:table-cell>
          <table:covered-table-cell table:style-name="ce192"/>
          <table:table-cell table:style-name="ce206" office:value-type="float" office:value="1" calcext:value-type="float">
            <text:p>1</text:p>
          </table:table-cell>
          <table:table-cell table:style-name="ce221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8" office:value-type="float" office:value="15" calcext:value-type="float">
            <text:p>15</text:p>
          </table:table-cell>
          <table:table-cell table:style-name="ce39" office:value-type="string" calcext:value-type="string" table:number-columns-spanned="2" table:number-rows-spanned="1">
            <text:p>R1,R2,R3</text:p>
          </table:table-cell>
          <table:covered-table-cell table:style-name="ce56"/>
          <table:table-cell table:style-name="ce73" office:value-type="string" calcext:value-type="string" table:number-columns-spanned="3" table:number-rows-spanned="1">
            <text:p>RES 1M 1 % 63mW</text:p>
          </table:table-cell>
          <table:covered-table-cell table:style-name="ce89" office:value-type="string" calcext:value-type="string">
            <text:p>RES 1M 1 % 63mW</text:p>
          </table:covered-table-cell>
          <table:covered-table-cell table:style-name="ce108"/>
          <table:table-cell table:style-name="ce130" office:value-type="string" calcext:value-type="string" table:number-columns-spanned="2" table:number-rows-spanned="1">
            <text:p>R_0402</text:p>
          </table:table-cell>
          <table:covered-table-cell table:style-name="ce108"/>
          <table:table-cell table:style-name="ce155"/>
          <table:table-cell table:style-name="ce174" table:number-columns-spanned="2" table:number-rows-spanned="1"/>
          <table:covered-table-cell table:style-name="ce193"/>
          <table:table-cell table:style-name="ce207" office:value-type="float" office:value="3" calcext:value-type="float">
            <text:p>3</text:p>
          </table:table-cell>
          <table:table-cell table:style-name="ce222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6">
          <table:table-cell table:style-name="ce2"/>
          <table:table-cell table:style-name="ce19" office:value-type="float" office:value="16" calcext:value-type="float">
            <text:p>16</text:p>
          </table:table-cell>
          <table:table-cell table:style-name="ce40" office:value-type="string" calcext:value-type="string" table:number-columns-spanned="2" table:number-rows-spanned="1">
            <text:p>U3</text:p>
          </table:table-cell>
          <table:covered-table-cell table:style-name="ce57"/>
          <table:table-cell table:style-name="ce74" office:value-type="string" calcext:value-type="string" table:number-columns-spanned="3" table:number-rows-spanned="1">
            <text:p>Barometric Pressure Sensor</text:p>
          </table:table-cell>
          <table:covered-table-cell table:style-name="ce90" office:value-type="string" calcext:value-type="string">
            <text:p>Barometric Pressure Sensor</text:p>
          </table:covered-table-cell>
          <table:covered-table-cell table:style-name="ce109"/>
          <table:table-cell table:style-name="ce131" office:value-type="string" calcext:value-type="string" table:number-columns-spanned="2" table:number-rows-spanned="1">
            <text:p>LGA-8_3x5mm_Pitch1.25mm</text:p>
          </table:table-cell>
          <table:covered-table-cell table:style-name="ce109"/>
          <table:table-cell table:style-name="ce156"/>
          <table:table-cell table:style-name="ce175" office:value-type="string" calcext:value-type="string" table:number-columns-spanned="2" table:number-rows-spanned="1">
            <text:p>MS5611-01BA</text:p>
          </table:table-cell>
          <table:covered-table-cell table:style-name="ce194"/>
          <table:table-cell table:style-name="ce208" office:value-type="float" office:value="1" calcext:value-type="float">
            <text:p>1</text:p>
          </table:table-cell>
          <table:table-cell table:style-name="ce223"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6">
          <table:table-cell/>
          <table:table-cell table:style-name="ce2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U2</text:p>
          </table:table-cell>
          <table:covered-table-cell table:style-name="ce58"/>
          <table:table-cell table:style-name="ce75" office:value-type="string" calcext:value-type="string" table:number-columns-spanned="3" table:number-rows-spanned="1">
            <text:p><text:s/>IC MCU 32BIT 64KB FLASH</text:p>
          </table:table-cell>
          <table:covered-table-cell table:style-name="ce91" office:value-type="string" calcext:value-type="string">
            <text:p><text:s/>IC MCU 32BIT 64KB FLASH</text:p>
          </table:covered-table-cell>
          <table:covered-table-cell table:style-name="ce110"/>
          <table:table-cell table:style-name="ce132" office:value-type="string" calcext:value-type="string" table:number-columns-spanned="2" table:number-rows-spanned="1">
            <text:p>QFN-32-1EP_5x5mm_Pitch0.5mm</text:p>
          </table:table-cell>
          <table:covered-table-cell table:style-name="ce110"/>
          <table:table-cell table:style-name="ce157"/>
          <table:table-cell table:style-name="ce176" office:value-type="string" calcext:value-type="string" table:number-columns-spanned="2" table:number-rows-spanned="1">
            <text:p>STM32L071KBUx</text:p>
          </table:table-cell>
          <table:covered-table-cell table:style-name="ce195"/>
          <table:table-cell table:style-name="ce209" office:value-type="float" office:value="1" calcext:value-type="float">
            <text:p>1</text:p>
          </table:table-cell>
          <table:table-cell table:style-name="ce224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6">
          <table:table-cell/>
          <table:table-cell table:style-name="ce21" office:value-type="float" office:value="3" calcext:value-type="float">
            <text:p>3</text:p>
          </table:table-cell>
          <table:table-cell table:style-name="ce42" office:value-type="string" calcext:value-type="string" table:number-columns-spanned="2" table:number-rows-spanned="1">
            <text:p>U1</text:p>
          </table:table-cell>
          <table:covered-table-cell table:style-name="ce59"/>
          <table:table-cell table:style-name="ce76" office:value-type="string" calcext:value-type="string" table:number-columns-spanned="3" table:number-rows-spanned="1">
            <text:p>Piezo sound driver</text:p>
          </table:table-cell>
          <table:covered-table-cell table:style-name="ce92" office:value-type="string" calcext:value-type="string">
            <text:p>PAM8904JER</text:p>
          </table:covered-table-cell>
          <table:covered-table-cell table:style-name="ce111"/>
          <table:table-cell table:style-name="ce133" office:value-type="string" calcext:value-type="string" table:number-columns-spanned="2" table:number-rows-spanned="1">
            <text:p>UQFN-16-1EP_3x3mm_Pitch0.5mm</text:p>
          </table:table-cell>
          <table:covered-table-cell table:style-name="ce111"/>
          <table:table-cell table:style-name="ce158"/>
          <table:table-cell table:style-name="ce177" office:value-type="string" calcext:value-type="string" table:number-columns-spanned="2" table:number-rows-spanned="1">
            <text:p>PAM8904JER</text:p>
          </table:table-cell>
          <table:covered-table-cell table:style-name="ce196"/>
          <table:table-cell table:style-name="ce210" office:value-type="float" office:value="1" calcext:value-type="float">
            <text:p>1</text:p>
          </table:table-cell>
          <table:table-cell table:style-name="ce225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1">
          <table:table-cell/>
          <table:table-cell table:style-name="ce22" office:value-type="float" office:value="5" calcext:value-type="float">
            <text:p>5</text:p>
          </table:table-cell>
          <table:table-cell table:style-name="ce43" office:value-type="string" calcext:value-type="string" table:number-columns-spanned="2" table:number-rows-spanned="1">
            <text:p>SW4,SW3,SW1</text:p>
          </table:table-cell>
          <table:covered-table-cell table:style-name="ce60"/>
          <table:table-cell table:style-name="ce77" office:value-type="string" calcext:value-type="string" table:number-columns-spanned="3" table:number-rows-spanned="1">
            <text:p>SW_Push_Dual</text:p>
          </table:table-cell>
          <table:covered-table-cell table:style-name="ce93" office:value-type="string" calcext:value-type="string">
            <text:p>SW_Push_Dual</text:p>
          </table:covered-table-cell>
          <table:covered-table-cell table:style-name="ce112"/>
          <table:table-cell table:style-name="ce134" office:value-type="string" calcext:value-type="string" table:number-columns-spanned="2" table:number-rows-spanned="1">
            <text:p>KMS233G</text:p>
          </table:table-cell>
          <table:covered-table-cell table:style-name="ce112"/>
          <table:table-cell table:style-name="ce159"/>
          <table:table-cell table:style-name="ce178" office:value-type="string" calcext:value-type="string" table:number-columns-spanned="2" table:number-rows-spanned="1">
            <text:p>KMS233G</text:p>
          </table:table-cell>
          <table:covered-table-cell table:style-name="ce197"/>
          <table:table-cell table:style-name="ce211" office:value-type="float" office:value="3" calcext:value-type="float">
            <text:p>3</text:p>
          </table:table-cell>
          <table:table-cell table:style-name="ce226"/>
          <table:table-cell table:style-name="Default" table:number-columns-repeated="17"/>
          <table:table-cell table:number-columns-repeated="215"/>
          <table:table-cell table:style-name="Default" table:number-columns-repeated="6"/>
        </table:table-row>
        <table:table-row table:style-name="ro1">
          <table:table-cell table:style-name="ce2"/>
          <table:table-cell/>
          <table:table-cell table:style-name="Default"/>
          <table:table-cell table:number-columns-repeated="9"/>
          <table:table-cell table:style-name="ce212" table:formula="of:=SUM([.M20:.M33])" office:value-type="float" office:value="30" calcext:value-type="float">
            <text:p>30</text:p>
          </table:table-cell>
          <table:table-cell/>
          <table:table-cell table:style-name="Default" table:number-columns-repeated="21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23" office:value-type="string" calcext:value-type="string" table:number-columns-spanned="6" table:number-rows-spanned="1">
            <text:p>Difference from BOM : <text:span text:style-name="T1">B1 to B ?</text:span></text:p>
          </table:table-cell>
          <table:covered-table-cell table:number-columns-repeated="5" table:style-name="ce25"/>
          <table:table-cell table:style-name="Default" table:number-columns-repeated="28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24" office:value-type="string" calcext:value-type="string" table:number-columns-spanned="2" table:number-rows-spanned="1">
            <text:p>Remove</text:p>
          </table:table-cell>
          <table:covered-table-cell table:style-name="ce25"/>
          <table:table-cell table:style-name="ce61" office:value-type="string" calcext:value-type="string" table:number-columns-spanned="2" table:number-rows-spanned="1">
            <text:p>Add</text:p>
          </table:table-cell>
          <table:covered-table-cell table:style-name="ce25"/>
          <table:table-cell table:style-name="ce94" office:value-type="string" calcext:value-type="string" table:number-columns-spanned="2" table:number-rows-spanned="1">
            <text:p>Value changed</text:p>
          </table:table-cell>
          <table:covered-table-cell table:style-name="ce25"/>
          <table:table-cell table:style-name="Default" table:number-columns-repeated="28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Default"/>
          <table:table-cell table:style-name="ce25" table:number-columns-spanned="2" table:number-rows-spanned="1"/>
          <table:covered-table-cell table:style-name="ce25"/>
          <table:table-cell table:style-name="ce62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7"/>
          <table:table-cell table:style-name="Default" table:number-columns-repeated="238"/>
        </table:table-row>
        <table:table-row table:style-name="ro1" table:number-rows-repeated="2">
          <table:table-cell table:style-name="ce2"/>
          <table:table-cell table:style-name="Default" table:number-columns-repeated="34"/>
          <table:table-cell table:number-columns-repeated="209"/>
          <table:table-cell table:style-name="Default" table:number-columns-repeated="8"/>
        </table:table-row>
        <table:table-row table:style-name="ro1" table:number-rows-repeated="34">
          <table:table-cell table:number-columns-repeated="7"/>
          <table:table-cell table:style-name="Default"/>
          <table:table-cell table:number-columns-repeated="244"/>
        </table:table-row>
        <table:table-row table:style-name="ro1" table:number-rows-repeated="1048471">
          <table:table-cell table:number-columns-repeated="252"/>
        </table:table-row>
        <table:table-row table:style-name="ro7" table:number-rows-repeated="31">
          <table:table-cell table:number-columns-repeated="252"/>
        </table:table-row>
        <table:table-row table:style-name="ro7">
          <table:table-cell table:number-columns-repeated="252"/>
        </table:table-row>
        <calcext:conditional-formats>
          <calcext:conditional-format calcext:target-range-address="C.B20:C.B20">
            <calcext:condition calcext:apply-style-name="ligne 1 sur 2" calcext:value="formula-is(MOD(ROW();2))" calcext:base-cell-address="C.B20"/>
          </calcext:conditional-format>
          <calcext:conditional-format calcext:target-range-address="C.B20:C.B20">
            <calcext:condition calcext:apply-style-name="ligne 1 sur 2" calcext:value="formula-is(MOD(ROW();2))" calcext:base-cell-address="C.B20"/>
          </calcext:conditional-format>
          <calcext:conditional-format calcext:target-range-address="C.N20:C.N20">
            <calcext:condition calcext:apply-style-name="ligne 1 sur 2" calcext:value="formula-is(MOD(ROW();2))" calcext:base-cell-address="C.N20"/>
          </calcext:conditional-format>
          <calcext:conditional-format calcext:target-range-address="C.N20:C.N20">
            <calcext:condition calcext:apply-style-name="ligne 1 sur 2" calcext:value="formula-is(MOD(ROW();2))" calcext:base-cell-address="C.N20"/>
          </calcext:conditional-format>
          <calcext:conditional-format calcext:target-range-address="C.K20:C.L20">
            <calcext:condition calcext:apply-style-name="ligne 1 sur 2" calcext:value="formula-is(MOD(ROW();2))" calcext:base-cell-address="C.K20"/>
          </calcext:conditional-format>
          <calcext:conditional-format calcext:target-range-address="C.K20:C.L20">
            <calcext:condition calcext:apply-style-name="ligne 1 sur 2" calcext:value="formula-is(MOD(ROW();2))" calcext:base-cell-address="C.K20"/>
          </calcext:conditional-format>
          <calcext:conditional-format calcext:target-range-address="C.I20:C.I20 C.F20:C.G20">
            <calcext:condition calcext:apply-style-name="ligne 1 sur 2" calcext:value="formula-is(MOD(ROW();2))" calcext:base-cell-address="C.F20"/>
          </calcext:conditional-format>
          <calcext:conditional-format calcext:target-range-address="C.I20:C.I20 C.F20:C.G20">
            <calcext:condition calcext:apply-style-name="ligne 1 sur 2" calcext:value="formula-is(MOD(ROW();2))" calcext:base-cell-address="C.F20"/>
          </calcext:conditional-format>
          <calcext:conditional-format calcext:target-range-address="C.C20:C.E20">
            <calcext:condition calcext:apply-style-name="ligne 1 sur 2" calcext:value="formula-is(MOD(ROW();2))" calcext:base-cell-address="C.C20"/>
          </calcext:conditional-format>
          <calcext:conditional-format calcext:target-range-address="C.C20:C.E20">
            <calcext:condition calcext:apply-style-name="ligne 1 sur 2" calcext:value="formula-is(MOD(ROW();2))" calcext:base-cell-address="C.C20"/>
          </calcext:conditional-format>
          <calcext:conditional-format calcext:target-range-address="C.H20:C.H20">
            <calcext:condition calcext:apply-style-name="ligne 1 sur 2" calcext:value="formula-is(MOD(ROW();2))" calcext:base-cell-address="C.H20"/>
          </calcext:conditional-format>
          <calcext:conditional-format calcext:target-range-address="C.H20:C.H20">
            <calcext:condition calcext:apply-style-name="ligne 1 sur 2" calcext:value="formula-is(MOD(ROW();2))" calcext:base-cell-address="C.H20"/>
          </calcext:conditional-format>
          <calcext:conditional-format calcext:target-range-address="C.M20:C.M20">
            <calcext:condition calcext:apply-style-name="ligne 1 sur 2" calcext:value="formula-is(MOD(ROW();2))" calcext:base-cell-address="C.M20"/>
          </calcext:conditional-format>
          <calcext:conditional-format calcext:target-range-address="C.M20:C.M20">
            <calcext:condition calcext:apply-style-name="ligne 1 sur 2" calcext:value="formula-is(MOD(ROW();2))" calcext:base-cell-address="C.M20"/>
          </calcext:conditional-format>
          <calcext:conditional-format calcext:target-range-address="C.J20:C.J20">
            <calcext:condition calcext:apply-style-name="ligne 1 sur 2" calcext:value="formula-is(MOD(ROW();2))" calcext:base-cell-address="C.J20"/>
          </calcext:conditional-format>
          <calcext:conditional-format calcext:target-range-address="C.J20:C.J20">
            <calcext:condition calcext:apply-style-name="ligne 1 sur 2" calcext:value="formula-is(MOD(ROW();2))" calcext:base-cell-address="C.J20"/>
          </calcext:conditional-format>
          <calcext:conditional-format calcext:target-range-address="C.B21:C.B21">
            <calcext:condition calcext:apply-style-name="ligne 1 sur 2" calcext:value="formula-is(MOD(ROW();2))" calcext:base-cell-address="C.B20"/>
          </calcext:conditional-format>
          <calcext:conditional-format calcext:target-range-address="C.B21:C.B21">
            <calcext:condition calcext:apply-style-name="ligne 1 sur 2" calcext:value="formula-is(MOD(ROW();2))" calcext:base-cell-address="C.B20"/>
          </calcext:conditional-format>
          <calcext:conditional-format calcext:target-range-address="C.N21:C.N21">
            <calcext:condition calcext:apply-style-name="ligne 1 sur 2" calcext:value="formula-is(MOD(ROW();2))" calcext:base-cell-address="C.N20"/>
          </calcext:conditional-format>
          <calcext:conditional-format calcext:target-range-address="C.N21:C.N21">
            <calcext:condition calcext:apply-style-name="ligne 1 sur 2" calcext:value="formula-is(MOD(ROW();2))" calcext:base-cell-address="C.N20"/>
          </calcext:conditional-format>
          <calcext:conditional-format calcext:target-range-address="C.K21:C.L21">
            <calcext:condition calcext:apply-style-name="ligne 1 sur 2" calcext:value="formula-is(MOD(ROW();2))" calcext:base-cell-address="C.K20"/>
          </calcext:conditional-format>
          <calcext:conditional-format calcext:target-range-address="C.K21:C.L21">
            <calcext:condition calcext:apply-style-name="ligne 1 sur 2" calcext:value="formula-is(MOD(ROW();2))" calcext:base-cell-address="C.K20"/>
          </calcext:conditional-format>
          <calcext:conditional-format calcext:target-range-address="C.I21:C.I21 C.F21:C.G21">
            <calcext:condition calcext:apply-style-name="ligne 1 sur 2" calcext:value="formula-is(MOD(ROW();2))" calcext:base-cell-address="C.F20"/>
          </calcext:conditional-format>
          <calcext:conditional-format calcext:target-range-address="C.I21:C.I21 C.F21:C.G21">
            <calcext:condition calcext:apply-style-name="ligne 1 sur 2" calcext:value="formula-is(MOD(ROW();2))" calcext:base-cell-address="C.F20"/>
          </calcext:conditional-format>
          <calcext:conditional-format calcext:target-range-address="C.C21:C.E21">
            <calcext:condition calcext:apply-style-name="ligne 1 sur 2" calcext:value="formula-is(MOD(ROW();2))" calcext:base-cell-address="C.C20"/>
          </calcext:conditional-format>
          <calcext:conditional-format calcext:target-range-address="C.C21:C.E21">
            <calcext:condition calcext:apply-style-name="ligne 1 sur 2" calcext:value="formula-is(MOD(ROW();2))" calcext:base-cell-address="C.C20"/>
          </calcext:conditional-format>
          <calcext:conditional-format calcext:target-range-address="C.H21:C.H21">
            <calcext:condition calcext:apply-style-name="ligne 1 sur 2" calcext:value="formula-is(MOD(ROW();2))" calcext:base-cell-address="C.H20"/>
          </calcext:conditional-format>
          <calcext:conditional-format calcext:target-range-address="C.H21:C.H21">
            <calcext:condition calcext:apply-style-name="ligne 1 sur 2" calcext:value="formula-is(MOD(ROW();2))" calcext:base-cell-address="C.H20"/>
          </calcext:conditional-format>
          <calcext:conditional-format calcext:target-range-address="C.M21:C.M21">
            <calcext:condition calcext:apply-style-name="ligne 1 sur 2" calcext:value="formula-is(MOD(ROW();2))" calcext:base-cell-address="C.M20"/>
          </calcext:conditional-format>
          <calcext:conditional-format calcext:target-range-address="C.M21:C.M21">
            <calcext:condition calcext:apply-style-name="ligne 1 sur 2" calcext:value="formula-is(MOD(ROW();2))" calcext:base-cell-address="C.M20"/>
          </calcext:conditional-format>
          <calcext:conditional-format calcext:target-range-address="C.J21:C.J21">
            <calcext:condition calcext:apply-style-name="ligne 1 sur 2" calcext:value="formula-is(MOD(ROW();2))" calcext:base-cell-address="C.J20"/>
          </calcext:conditional-format>
          <calcext:conditional-format calcext:target-range-address="C.J21:C.J21">
            <calcext:condition calcext:apply-style-name="ligne 1 sur 2" calcext:value="formula-is(MOD(ROW();2))" calcext:base-cell-address="C.J20"/>
          </calcext:conditional-format>
          <calcext:conditional-format calcext:target-range-address="C.B22:C.B22">
            <calcext:condition calcext:apply-style-name="ligne 1 sur 2" calcext:value="formula-is(MOD(ROW();2))" calcext:base-cell-address="C.B20"/>
          </calcext:conditional-format>
          <calcext:conditional-format calcext:target-range-address="C.B22:C.B22">
            <calcext:condition calcext:apply-style-name="ligne 1 sur 2" calcext:value="formula-is(MOD(ROW();2))" calcext:base-cell-address="C.B20"/>
          </calcext:conditional-format>
          <calcext:conditional-format calcext:target-range-address="C.N22:C.N22">
            <calcext:condition calcext:apply-style-name="ligne 1 sur 2" calcext:value="formula-is(MOD(ROW();2))" calcext:base-cell-address="C.N20"/>
          </calcext:conditional-format>
          <calcext:conditional-format calcext:target-range-address="C.N22:C.N22">
            <calcext:condition calcext:apply-style-name="ligne 1 sur 2" calcext:value="formula-is(MOD(ROW();2))" calcext:base-cell-address="C.N20"/>
          </calcext:conditional-format>
          <calcext:conditional-format calcext:target-range-address="C.K22:C.L22">
            <calcext:condition calcext:apply-style-name="ligne 1 sur 2" calcext:value="formula-is(MOD(ROW();2))" calcext:base-cell-address="C.K20"/>
          </calcext:conditional-format>
          <calcext:conditional-format calcext:target-range-address="C.K22:C.L22">
            <calcext:condition calcext:apply-style-name="ligne 1 sur 2" calcext:value="formula-is(MOD(ROW();2))" calcext:base-cell-address="C.K20"/>
          </calcext:conditional-format>
          <calcext:conditional-format calcext:target-range-address="C.I22:C.I22 C.F22:C.G22">
            <calcext:condition calcext:apply-style-name="ligne 1 sur 2" calcext:value="formula-is(MOD(ROW();2))" calcext:base-cell-address="C.F20"/>
          </calcext:conditional-format>
          <calcext:conditional-format calcext:target-range-address="C.I22:C.I22 C.F22:C.G22">
            <calcext:condition calcext:apply-style-name="ligne 1 sur 2" calcext:value="formula-is(MOD(ROW();2))" calcext:base-cell-address="C.F20"/>
          </calcext:conditional-format>
          <calcext:conditional-format calcext:target-range-address="C.C22:C.E22">
            <calcext:condition calcext:apply-style-name="ligne 1 sur 2" calcext:value="formula-is(MOD(ROW();2))" calcext:base-cell-address="C.C20"/>
          </calcext:conditional-format>
          <calcext:conditional-format calcext:target-range-address="C.C22:C.E22">
            <calcext:condition calcext:apply-style-name="ligne 1 sur 2" calcext:value="formula-is(MOD(ROW();2))" calcext:base-cell-address="C.C20"/>
          </calcext:conditional-format>
          <calcext:conditional-format calcext:target-range-address="C.H22:C.H22">
            <calcext:condition calcext:apply-style-name="ligne 1 sur 2" calcext:value="formula-is(MOD(ROW();2))" calcext:base-cell-address="C.H20"/>
          </calcext:conditional-format>
          <calcext:conditional-format calcext:target-range-address="C.H22:C.H22">
            <calcext:condition calcext:apply-style-name="ligne 1 sur 2" calcext:value="formula-is(MOD(ROW();2))" calcext:base-cell-address="C.H20"/>
          </calcext:conditional-format>
          <calcext:conditional-format calcext:target-range-address="C.M22:C.M22">
            <calcext:condition calcext:apply-style-name="ligne 1 sur 2" calcext:value="formula-is(MOD(ROW();2))" calcext:base-cell-address="C.M20"/>
          </calcext:conditional-format>
          <calcext:conditional-format calcext:target-range-address="C.M22:C.M22">
            <calcext:condition calcext:apply-style-name="ligne 1 sur 2" calcext:value="formula-is(MOD(ROW();2))" calcext:base-cell-address="C.M20"/>
          </calcext:conditional-format>
          <calcext:conditional-format calcext:target-range-address="C.J22:C.J22">
            <calcext:condition calcext:apply-style-name="ligne 1 sur 2" calcext:value="formula-is(MOD(ROW();2))" calcext:base-cell-address="C.J20"/>
          </calcext:conditional-format>
          <calcext:conditional-format calcext:target-range-address="C.J22:C.J22">
            <calcext:condition calcext:apply-style-name="ligne 1 sur 2" calcext:value="formula-is(MOD(ROW();2))" calcext:base-cell-address="C.J20"/>
          </calcext:conditional-format>
          <calcext:conditional-format calcext:target-range-address="C.B23:C.B23">
            <calcext:condition calcext:apply-style-name="ligne 1 sur 2" calcext:value="formula-is(MOD(ROW();2))" calcext:base-cell-address="C.B20"/>
          </calcext:conditional-format>
          <calcext:conditional-format calcext:target-range-address="C.B23:C.B23">
            <calcext:condition calcext:apply-style-name="ligne 1 sur 2" calcext:value="formula-is(MOD(ROW();2))" calcext:base-cell-address="C.B20"/>
          </calcext:conditional-format>
          <calcext:conditional-format calcext:target-range-address="C.N23:C.N23">
            <calcext:condition calcext:apply-style-name="ligne 1 sur 2" calcext:value="formula-is(MOD(ROW();2))" calcext:base-cell-address="C.N20"/>
          </calcext:conditional-format>
          <calcext:conditional-format calcext:target-range-address="C.N23:C.N23">
            <calcext:condition calcext:apply-style-name="ligne 1 sur 2" calcext:value="formula-is(MOD(ROW();2))" calcext:base-cell-address="C.N20"/>
          </calcext:conditional-format>
          <calcext:conditional-format calcext:target-range-address="C.K23:C.L23">
            <calcext:condition calcext:apply-style-name="ligne 1 sur 2" calcext:value="formula-is(MOD(ROW();2))" calcext:base-cell-address="C.K20"/>
          </calcext:conditional-format>
          <calcext:conditional-format calcext:target-range-address="C.K23:C.L23">
            <calcext:condition calcext:apply-style-name="ligne 1 sur 2" calcext:value="formula-is(MOD(ROW();2))" calcext:base-cell-address="C.K20"/>
          </calcext:conditional-format>
          <calcext:conditional-format calcext:target-range-address="C.I23:C.I23 C.F23:C.G23">
            <calcext:condition calcext:apply-style-name="ligne 1 sur 2" calcext:value="formula-is(MOD(ROW();2))" calcext:base-cell-address="C.F20"/>
          </calcext:conditional-format>
          <calcext:conditional-format calcext:target-range-address="C.I23:C.I23 C.F23:C.G23">
            <calcext:condition calcext:apply-style-name="ligne 1 sur 2" calcext:value="formula-is(MOD(ROW();2))" calcext:base-cell-address="C.F20"/>
          </calcext:conditional-format>
          <calcext:conditional-format calcext:target-range-address="C.C23:C.E23">
            <calcext:condition calcext:apply-style-name="ligne 1 sur 2" calcext:value="formula-is(MOD(ROW();2))" calcext:base-cell-address="C.C20"/>
          </calcext:conditional-format>
          <calcext:conditional-format calcext:target-range-address="C.C23:C.E23">
            <calcext:condition calcext:apply-style-name="ligne 1 sur 2" calcext:value="formula-is(MOD(ROW();2))" calcext:base-cell-address="C.C20"/>
          </calcext:conditional-format>
          <calcext:conditional-format calcext:target-range-address="C.H23:C.H23">
            <calcext:condition calcext:apply-style-name="ligne 1 sur 2" calcext:value="formula-is(MOD(ROW();2))" calcext:base-cell-address="C.H20"/>
          </calcext:conditional-format>
          <calcext:conditional-format calcext:target-range-address="C.H23:C.H23">
            <calcext:condition calcext:apply-style-name="ligne 1 sur 2" calcext:value="formula-is(MOD(ROW();2))" calcext:base-cell-address="C.H20"/>
          </calcext:conditional-format>
          <calcext:conditional-format calcext:target-range-address="C.M23:C.M23">
            <calcext:condition calcext:apply-style-name="ligne 1 sur 2" calcext:value="formula-is(MOD(ROW();2))" calcext:base-cell-address="C.M20"/>
          </calcext:conditional-format>
          <calcext:conditional-format calcext:target-range-address="C.M23:C.M23">
            <calcext:condition calcext:apply-style-name="ligne 1 sur 2" calcext:value="formula-is(MOD(ROW();2))" calcext:base-cell-address="C.M20"/>
          </calcext:conditional-format>
          <calcext:conditional-format calcext:target-range-address="C.J23:C.J23">
            <calcext:condition calcext:apply-style-name="ligne 1 sur 2" calcext:value="formula-is(MOD(ROW();2))" calcext:base-cell-address="C.J20"/>
          </calcext:conditional-format>
          <calcext:conditional-format calcext:target-range-address="C.J23:C.J23">
            <calcext:condition calcext:apply-style-name="ligne 1 sur 2" calcext:value="formula-is(MOD(ROW();2))" calcext:base-cell-address="C.J20"/>
          </calcext:conditional-format>
          <calcext:conditional-format calcext:target-range-address="C.B24:C.B24">
            <calcext:condition calcext:apply-style-name="ligne 1 sur 2" calcext:value="formula-is(MOD(ROW();2))" calcext:base-cell-address="C.B20"/>
          </calcext:conditional-format>
          <calcext:conditional-format calcext:target-range-address="C.B24:C.B24">
            <calcext:condition calcext:apply-style-name="ligne 1 sur 2" calcext:value="formula-is(MOD(ROW();2))" calcext:base-cell-address="C.B20"/>
          </calcext:conditional-format>
          <calcext:conditional-format calcext:target-range-address="C.N24:C.N24">
            <calcext:condition calcext:apply-style-name="ligne 1 sur 2" calcext:value="formula-is(MOD(ROW();2))" calcext:base-cell-address="C.N20"/>
          </calcext:conditional-format>
          <calcext:conditional-format calcext:target-range-address="C.N24:C.N24">
            <calcext:condition calcext:apply-style-name="ligne 1 sur 2" calcext:value="formula-is(MOD(ROW();2))" calcext:base-cell-address="C.N20"/>
          </calcext:conditional-format>
          <calcext:conditional-format calcext:target-range-address="C.K24:C.L24">
            <calcext:condition calcext:apply-style-name="ligne 1 sur 2" calcext:value="formula-is(MOD(ROW();2))" calcext:base-cell-address="C.K20"/>
          </calcext:conditional-format>
          <calcext:conditional-format calcext:target-range-address="C.K24:C.L24">
            <calcext:condition calcext:apply-style-name="ligne 1 sur 2" calcext:value="formula-is(MOD(ROW();2))" calcext:base-cell-address="C.K20"/>
          </calcext:conditional-format>
          <calcext:conditional-format calcext:target-range-address="C.I24:C.I24 C.F24:C.G24">
            <calcext:condition calcext:apply-style-name="ligne 1 sur 2" calcext:value="formula-is(MOD(ROW();2))" calcext:base-cell-address="C.F20"/>
          </calcext:conditional-format>
          <calcext:conditional-format calcext:target-range-address="C.I24:C.I24 C.F24:C.G24">
            <calcext:condition calcext:apply-style-name="ligne 1 sur 2" calcext:value="formula-is(MOD(ROW();2))" calcext:base-cell-address="C.F20"/>
          </calcext:conditional-format>
          <calcext:conditional-format calcext:target-range-address="C.C24:C.E24">
            <calcext:condition calcext:apply-style-name="ligne 1 sur 2" calcext:value="formula-is(MOD(ROW();2))" calcext:base-cell-address="C.C20"/>
          </calcext:conditional-format>
          <calcext:conditional-format calcext:target-range-address="C.C24:C.E24">
            <calcext:condition calcext:apply-style-name="ligne 1 sur 2" calcext:value="formula-is(MOD(ROW();2))" calcext:base-cell-address="C.C20"/>
          </calcext:conditional-format>
          <calcext:conditional-format calcext:target-range-address="C.H24:C.H24">
            <calcext:condition calcext:apply-style-name="ligne 1 sur 2" calcext:value="formula-is(MOD(ROW();2))" calcext:base-cell-address="C.H20"/>
          </calcext:conditional-format>
          <calcext:conditional-format calcext:target-range-address="C.H24:C.H24">
            <calcext:condition calcext:apply-style-name="ligne 1 sur 2" calcext:value="formula-is(MOD(ROW();2))" calcext:base-cell-address="C.H20"/>
          </calcext:conditional-format>
          <calcext:conditional-format calcext:target-range-address="C.M24:C.M24">
            <calcext:condition calcext:apply-style-name="ligne 1 sur 2" calcext:value="formula-is(MOD(ROW();2))" calcext:base-cell-address="C.M20"/>
          </calcext:conditional-format>
          <calcext:conditional-format calcext:target-range-address="C.M24:C.M24">
            <calcext:condition calcext:apply-style-name="ligne 1 sur 2" calcext:value="formula-is(MOD(ROW();2))" calcext:base-cell-address="C.M20"/>
          </calcext:conditional-format>
          <calcext:conditional-format calcext:target-range-address="C.J24:C.J24">
            <calcext:condition calcext:apply-style-name="ligne 1 sur 2" calcext:value="formula-is(MOD(ROW();2))" calcext:base-cell-address="C.J20"/>
          </calcext:conditional-format>
          <calcext:conditional-format calcext:target-range-address="C.J24:C.J24">
            <calcext:condition calcext:apply-style-name="ligne 1 sur 2" calcext:value="formula-is(MOD(ROW();2))" calcext:base-cell-address="C.J20"/>
          </calcext:conditional-format>
          <calcext:conditional-format calcext:target-range-address="C.B25:C.B25">
            <calcext:condition calcext:apply-style-name="ligne 1 sur 2" calcext:value="formula-is(MOD(ROW();2))" calcext:base-cell-address="C.B20"/>
          </calcext:conditional-format>
          <calcext:conditional-format calcext:target-range-address="C.B25:C.B25">
            <calcext:condition calcext:apply-style-name="ligne 1 sur 2" calcext:value="formula-is(MOD(ROW();2))" calcext:base-cell-address="C.B20"/>
          </calcext:conditional-format>
          <calcext:conditional-format calcext:target-range-address="C.N25:C.N25">
            <calcext:condition calcext:apply-style-name="ligne 1 sur 2" calcext:value="formula-is(MOD(ROW();2))" calcext:base-cell-address="C.N20"/>
          </calcext:conditional-format>
          <calcext:conditional-format calcext:target-range-address="C.N25:C.N25">
            <calcext:condition calcext:apply-style-name="ligne 1 sur 2" calcext:value="formula-is(MOD(ROW();2))" calcext:base-cell-address="C.N20"/>
          </calcext:conditional-format>
          <calcext:conditional-format calcext:target-range-address="C.K25:C.L25">
            <calcext:condition calcext:apply-style-name="ligne 1 sur 2" calcext:value="formula-is(MOD(ROW();2))" calcext:base-cell-address="C.K20"/>
          </calcext:conditional-format>
          <calcext:conditional-format calcext:target-range-address="C.K25:C.L25">
            <calcext:condition calcext:apply-style-name="ligne 1 sur 2" calcext:value="formula-is(MOD(ROW();2))" calcext:base-cell-address="C.K20"/>
          </calcext:conditional-format>
          <calcext:conditional-format calcext:target-range-address="C.I25:C.I25 C.F25:C.G25">
            <calcext:condition calcext:apply-style-name="ligne 1 sur 2" calcext:value="formula-is(MOD(ROW();2))" calcext:base-cell-address="C.F20"/>
          </calcext:conditional-format>
          <calcext:conditional-format calcext:target-range-address="C.I25:C.I25 C.F25:C.G25">
            <calcext:condition calcext:apply-style-name="ligne 1 sur 2" calcext:value="formula-is(MOD(ROW();2))" calcext:base-cell-address="C.F20"/>
          </calcext:conditional-format>
          <calcext:conditional-format calcext:target-range-address="C.C25:C.E25">
            <calcext:condition calcext:apply-style-name="ligne 1 sur 2" calcext:value="formula-is(MOD(ROW();2))" calcext:base-cell-address="C.C20"/>
          </calcext:conditional-format>
          <calcext:conditional-format calcext:target-range-address="C.C25:C.E25">
            <calcext:condition calcext:apply-style-name="ligne 1 sur 2" calcext:value="formula-is(MOD(ROW();2))" calcext:base-cell-address="C.C20"/>
          </calcext:conditional-format>
          <calcext:conditional-format calcext:target-range-address="C.H25:C.H25">
            <calcext:condition calcext:apply-style-name="ligne 1 sur 2" calcext:value="formula-is(MOD(ROW();2))" calcext:base-cell-address="C.H20"/>
          </calcext:conditional-format>
          <calcext:conditional-format calcext:target-range-address="C.H25:C.H25">
            <calcext:condition calcext:apply-style-name="ligne 1 sur 2" calcext:value="formula-is(MOD(ROW();2))" calcext:base-cell-address="C.H20"/>
          </calcext:conditional-format>
          <calcext:conditional-format calcext:target-range-address="C.M25:C.M25">
            <calcext:condition calcext:apply-style-name="ligne 1 sur 2" calcext:value="formula-is(MOD(ROW();2))" calcext:base-cell-address="C.M20"/>
          </calcext:conditional-format>
          <calcext:conditional-format calcext:target-range-address="C.M25:C.M25">
            <calcext:condition calcext:apply-style-name="ligne 1 sur 2" calcext:value="formula-is(MOD(ROW();2))" calcext:base-cell-address="C.M20"/>
          </calcext:conditional-format>
          <calcext:conditional-format calcext:target-range-address="C.J25:C.J25">
            <calcext:condition calcext:apply-style-name="ligne 1 sur 2" calcext:value="formula-is(MOD(ROW();2))" calcext:base-cell-address="C.J20"/>
          </calcext:conditional-format>
          <calcext:conditional-format calcext:target-range-address="C.J25:C.J25">
            <calcext:condition calcext:apply-style-name="ligne 1 sur 2" calcext:value="formula-is(MOD(ROW();2))" calcext:base-cell-address="C.J20"/>
          </calcext:conditional-format>
          <calcext:conditional-format calcext:target-range-address="C.B26:C.B26">
            <calcext:condition calcext:apply-style-name="ligne 1 sur 2" calcext:value="formula-is(MOD(ROW();2))" calcext:base-cell-address="C.B20"/>
          </calcext:conditional-format>
          <calcext:conditional-format calcext:target-range-address="C.B26:C.B26">
            <calcext:condition calcext:apply-style-name="ligne 1 sur 2" calcext:value="formula-is(MOD(ROW();2))" calcext:base-cell-address="C.B20"/>
          </calcext:conditional-format>
          <calcext:conditional-format calcext:target-range-address="C.N26:C.N26">
            <calcext:condition calcext:apply-style-name="ligne 1 sur 2" calcext:value="formula-is(MOD(ROW();2))" calcext:base-cell-address="C.N20"/>
          </calcext:conditional-format>
          <calcext:conditional-format calcext:target-range-address="C.N26:C.N26">
            <calcext:condition calcext:apply-style-name="ligne 1 sur 2" calcext:value="formula-is(MOD(ROW();2))" calcext:base-cell-address="C.N20"/>
          </calcext:conditional-format>
          <calcext:conditional-format calcext:target-range-address="C.K26:C.L26">
            <calcext:condition calcext:apply-style-name="ligne 1 sur 2" calcext:value="formula-is(MOD(ROW();2))" calcext:base-cell-address="C.K20"/>
          </calcext:conditional-format>
          <calcext:conditional-format calcext:target-range-address="C.K26:C.L26">
            <calcext:condition calcext:apply-style-name="ligne 1 sur 2" calcext:value="formula-is(MOD(ROW();2))" calcext:base-cell-address="C.K20"/>
          </calcext:conditional-format>
          <calcext:conditional-format calcext:target-range-address="C.I26:C.I26 C.F26:C.G26">
            <calcext:condition calcext:apply-style-name="ligne 1 sur 2" calcext:value="formula-is(MOD(ROW();2))" calcext:base-cell-address="C.F20"/>
          </calcext:conditional-format>
          <calcext:conditional-format calcext:target-range-address="C.I26:C.I26 C.F26:C.G26">
            <calcext:condition calcext:apply-style-name="ligne 1 sur 2" calcext:value="formula-is(MOD(ROW();2))" calcext:base-cell-address="C.F20"/>
          </calcext:conditional-format>
          <calcext:conditional-format calcext:target-range-address="C.C26:C.E26">
            <calcext:condition calcext:apply-style-name="ligne 1 sur 2" calcext:value="formula-is(MOD(ROW();2))" calcext:base-cell-address="C.C20"/>
          </calcext:conditional-format>
          <calcext:conditional-format calcext:target-range-address="C.C26:C.E26">
            <calcext:condition calcext:apply-style-name="ligne 1 sur 2" calcext:value="formula-is(MOD(ROW();2))" calcext:base-cell-address="C.C20"/>
          </calcext:conditional-format>
          <calcext:conditional-format calcext:target-range-address="C.H26:C.H26">
            <calcext:condition calcext:apply-style-name="ligne 1 sur 2" calcext:value="formula-is(MOD(ROW();2))" calcext:base-cell-address="C.H20"/>
          </calcext:conditional-format>
          <calcext:conditional-format calcext:target-range-address="C.H26:C.H26">
            <calcext:condition calcext:apply-style-name="ligne 1 sur 2" calcext:value="formula-is(MOD(ROW();2))" calcext:base-cell-address="C.H20"/>
          </calcext:conditional-format>
          <calcext:conditional-format calcext:target-range-address="C.M26:C.M26">
            <calcext:condition calcext:apply-style-name="ligne 1 sur 2" calcext:value="formula-is(MOD(ROW();2))" calcext:base-cell-address="C.M20"/>
          </calcext:conditional-format>
          <calcext:conditional-format calcext:target-range-address="C.M26:C.M26">
            <calcext:condition calcext:apply-style-name="ligne 1 sur 2" calcext:value="formula-is(MOD(ROW();2))" calcext:base-cell-address="C.M20"/>
          </calcext:conditional-format>
          <calcext:conditional-format calcext:target-range-address="C.J26:C.J26">
            <calcext:condition calcext:apply-style-name="ligne 1 sur 2" calcext:value="formula-is(MOD(ROW();2))" calcext:base-cell-address="C.J20"/>
          </calcext:conditional-format>
          <calcext:conditional-format calcext:target-range-address="C.J26:C.J26">
            <calcext:condition calcext:apply-style-name="ligne 1 sur 2" calcext:value="formula-is(MOD(ROW();2))" calcext:base-cell-address="C.J20"/>
          </calcext:conditional-format>
          <calcext:conditional-format calcext:target-range-address="C.B27:C.B27">
            <calcext:condition calcext:apply-style-name="ligne 1 sur 2" calcext:value="formula-is(MOD(ROW();2))" calcext:base-cell-address="C.B20"/>
          </calcext:conditional-format>
          <calcext:conditional-format calcext:target-range-address="C.B27:C.B27">
            <calcext:condition calcext:apply-style-name="ligne 1 sur 2" calcext:value="formula-is(MOD(ROW();2))" calcext:base-cell-address="C.B20"/>
          </calcext:conditional-format>
          <calcext:conditional-format calcext:target-range-address="C.N27:C.N27">
            <calcext:condition calcext:apply-style-name="ligne 1 sur 2" calcext:value="formula-is(MOD(ROW();2))" calcext:base-cell-address="C.N20"/>
          </calcext:conditional-format>
          <calcext:conditional-format calcext:target-range-address="C.N27:C.N27">
            <calcext:condition calcext:apply-style-name="ligne 1 sur 2" calcext:value="formula-is(MOD(ROW();2))" calcext:base-cell-address="C.N20"/>
          </calcext:conditional-format>
          <calcext:conditional-format calcext:target-range-address="C.K27:C.L27">
            <calcext:condition calcext:apply-style-name="ligne 1 sur 2" calcext:value="formula-is(MOD(ROW();2))" calcext:base-cell-address="C.K20"/>
          </calcext:conditional-format>
          <calcext:conditional-format calcext:target-range-address="C.K27:C.L27">
            <calcext:condition calcext:apply-style-name="ligne 1 sur 2" calcext:value="formula-is(MOD(ROW();2))" calcext:base-cell-address="C.K20"/>
          </calcext:conditional-format>
          <calcext:conditional-format calcext:target-range-address="C.I27:C.I27 C.F27:C.G27">
            <calcext:condition calcext:apply-style-name="ligne 1 sur 2" calcext:value="formula-is(MOD(ROW();2))" calcext:base-cell-address="C.F20"/>
          </calcext:conditional-format>
          <calcext:conditional-format calcext:target-range-address="C.I27:C.I27 C.F27:C.G27">
            <calcext:condition calcext:apply-style-name="ligne 1 sur 2" calcext:value="formula-is(MOD(ROW();2))" calcext:base-cell-address="C.F20"/>
          </calcext:conditional-format>
          <calcext:conditional-format calcext:target-range-address="C.C27:C.E27">
            <calcext:condition calcext:apply-style-name="ligne 1 sur 2" calcext:value="formula-is(MOD(ROW();2))" calcext:base-cell-address="C.C20"/>
          </calcext:conditional-format>
          <calcext:conditional-format calcext:target-range-address="C.C27:C.E27">
            <calcext:condition calcext:apply-style-name="ligne 1 sur 2" calcext:value="formula-is(MOD(ROW();2))" calcext:base-cell-address="C.C20"/>
          </calcext:conditional-format>
          <calcext:conditional-format calcext:target-range-address="C.H27:C.H27">
            <calcext:condition calcext:apply-style-name="ligne 1 sur 2" calcext:value="formula-is(MOD(ROW();2))" calcext:base-cell-address="C.H20"/>
          </calcext:conditional-format>
          <calcext:conditional-format calcext:target-range-address="C.H27:C.H27">
            <calcext:condition calcext:apply-style-name="ligne 1 sur 2" calcext:value="formula-is(MOD(ROW();2))" calcext:base-cell-address="C.H20"/>
          </calcext:conditional-format>
          <calcext:conditional-format calcext:target-range-address="C.M27:C.M27">
            <calcext:condition calcext:apply-style-name="ligne 1 sur 2" calcext:value="formula-is(MOD(ROW();2))" calcext:base-cell-address="C.M20"/>
          </calcext:conditional-format>
          <calcext:conditional-format calcext:target-range-address="C.M27:C.M27">
            <calcext:condition calcext:apply-style-name="ligne 1 sur 2" calcext:value="formula-is(MOD(ROW();2))" calcext:base-cell-address="C.M20"/>
          </calcext:conditional-format>
          <calcext:conditional-format calcext:target-range-address="C.J27:C.J27">
            <calcext:condition calcext:apply-style-name="ligne 1 sur 2" calcext:value="formula-is(MOD(ROW();2))" calcext:base-cell-address="C.J20"/>
          </calcext:conditional-format>
          <calcext:conditional-format calcext:target-range-address="C.J27:C.J27">
            <calcext:condition calcext:apply-style-name="ligne 1 sur 2" calcext:value="formula-is(MOD(ROW();2))" calcext:base-cell-address="C.J20"/>
          </calcext:conditional-format>
          <calcext:conditional-format calcext:target-range-address="C.B28:C.B28">
            <calcext:condition calcext:apply-style-name="ligne 1 sur 2" calcext:value="formula-is(MOD(ROW();2))" calcext:base-cell-address="C.B20"/>
          </calcext:conditional-format>
          <calcext:conditional-format calcext:target-range-address="C.B28:C.B28">
            <calcext:condition calcext:apply-style-name="ligne 1 sur 2" calcext:value="formula-is(MOD(ROW();2))" calcext:base-cell-address="C.B20"/>
          </calcext:conditional-format>
          <calcext:conditional-format calcext:target-range-address="C.N28:C.N28">
            <calcext:condition calcext:apply-style-name="ligne 1 sur 2" calcext:value="formula-is(MOD(ROW();2))" calcext:base-cell-address="C.N20"/>
          </calcext:conditional-format>
          <calcext:conditional-format calcext:target-range-address="C.N28:C.N28">
            <calcext:condition calcext:apply-style-name="ligne 1 sur 2" calcext:value="formula-is(MOD(ROW();2))" calcext:base-cell-address="C.N20"/>
          </calcext:conditional-format>
          <calcext:conditional-format calcext:target-range-address="C.K28:C.L28">
            <calcext:condition calcext:apply-style-name="ligne 1 sur 2" calcext:value="formula-is(MOD(ROW();2))" calcext:base-cell-address="C.K20"/>
          </calcext:conditional-format>
          <calcext:conditional-format calcext:target-range-address="C.K28:C.L28">
            <calcext:condition calcext:apply-style-name="ligne 1 sur 2" calcext:value="formula-is(MOD(ROW();2))" calcext:base-cell-address="C.K20"/>
          </calcext:conditional-format>
          <calcext:conditional-format calcext:target-range-address="C.I28:C.I28 C.F28:C.G28">
            <calcext:condition calcext:apply-style-name="ligne 1 sur 2" calcext:value="formula-is(MOD(ROW();2))" calcext:base-cell-address="C.F20"/>
          </calcext:conditional-format>
          <calcext:conditional-format calcext:target-range-address="C.I28:C.I28 C.F28:C.G28">
            <calcext:condition calcext:apply-style-name="ligne 1 sur 2" calcext:value="formula-is(MOD(ROW();2))" calcext:base-cell-address="C.F20"/>
          </calcext:conditional-format>
          <calcext:conditional-format calcext:target-range-address="C.C28:C.E28">
            <calcext:condition calcext:apply-style-name="ligne 1 sur 2" calcext:value="formula-is(MOD(ROW();2))" calcext:base-cell-address="C.C20"/>
          </calcext:conditional-format>
          <calcext:conditional-format calcext:target-range-address="C.C28:C.E28">
            <calcext:condition calcext:apply-style-name="ligne 1 sur 2" calcext:value="formula-is(MOD(ROW();2))" calcext:base-cell-address="C.C20"/>
          </calcext:conditional-format>
          <calcext:conditional-format calcext:target-range-address="C.H28:C.H28">
            <calcext:condition calcext:apply-style-name="ligne 1 sur 2" calcext:value="formula-is(MOD(ROW();2))" calcext:base-cell-address="C.H20"/>
          </calcext:conditional-format>
          <calcext:conditional-format calcext:target-range-address="C.H28:C.H28">
            <calcext:condition calcext:apply-style-name="ligne 1 sur 2" calcext:value="formula-is(MOD(ROW();2))" calcext:base-cell-address="C.H20"/>
          </calcext:conditional-format>
          <calcext:conditional-format calcext:target-range-address="C.M28:C.M28">
            <calcext:condition calcext:apply-style-name="ligne 1 sur 2" calcext:value="formula-is(MOD(ROW();2))" calcext:base-cell-address="C.M20"/>
          </calcext:conditional-format>
          <calcext:conditional-format calcext:target-range-address="C.M28:C.M28">
            <calcext:condition calcext:apply-style-name="ligne 1 sur 2" calcext:value="formula-is(MOD(ROW();2))" calcext:base-cell-address="C.M20"/>
          </calcext:conditional-format>
          <calcext:conditional-format calcext:target-range-address="C.J28:C.J28">
            <calcext:condition calcext:apply-style-name="ligne 1 sur 2" calcext:value="formula-is(MOD(ROW();2))" calcext:base-cell-address="C.J20"/>
          </calcext:conditional-format>
          <calcext:conditional-format calcext:target-range-address="C.J28:C.J28">
            <calcext:condition calcext:apply-style-name="ligne 1 sur 2" calcext:value="formula-is(MOD(ROW();2))" calcext:base-cell-address="C.J20"/>
          </calcext:conditional-format>
          <calcext:conditional-format calcext:target-range-address="C.B29:C.B29">
            <calcext:condition calcext:apply-style-name="ligne 1 sur 2" calcext:value="formula-is(MOD(ROW();2))" calcext:base-cell-address="C.B20"/>
          </calcext:conditional-format>
          <calcext:conditional-format calcext:target-range-address="C.B29:C.B29">
            <calcext:condition calcext:apply-style-name="ligne 1 sur 2" calcext:value="formula-is(MOD(ROW();2))" calcext:base-cell-address="C.B20"/>
          </calcext:conditional-format>
          <calcext:conditional-format calcext:target-range-address="C.N29:C.N29">
            <calcext:condition calcext:apply-style-name="ligne 1 sur 2" calcext:value="formula-is(MOD(ROW();2))" calcext:base-cell-address="C.N20"/>
          </calcext:conditional-format>
          <calcext:conditional-format calcext:target-range-address="C.N29:C.N29">
            <calcext:condition calcext:apply-style-name="ligne 1 sur 2" calcext:value="formula-is(MOD(ROW();2))" calcext:base-cell-address="C.N20"/>
          </calcext:conditional-format>
          <calcext:conditional-format calcext:target-range-address="C.K29:C.L29">
            <calcext:condition calcext:apply-style-name="ligne 1 sur 2" calcext:value="formula-is(MOD(ROW();2))" calcext:base-cell-address="C.K20"/>
          </calcext:conditional-format>
          <calcext:conditional-format calcext:target-range-address="C.K29:C.L29">
            <calcext:condition calcext:apply-style-name="ligne 1 sur 2" calcext:value="formula-is(MOD(ROW();2))" calcext:base-cell-address="C.K20"/>
          </calcext:conditional-format>
          <calcext:conditional-format calcext:target-range-address="C.I29:C.I29 C.F29:C.G29">
            <calcext:condition calcext:apply-style-name="ligne 1 sur 2" calcext:value="formula-is(MOD(ROW();2))" calcext:base-cell-address="C.F20"/>
          </calcext:conditional-format>
          <calcext:conditional-format calcext:target-range-address="C.I29:C.I29 C.F29:C.G29">
            <calcext:condition calcext:apply-style-name="ligne 1 sur 2" calcext:value="formula-is(MOD(ROW();2))" calcext:base-cell-address="C.F20"/>
          </calcext:conditional-format>
          <calcext:conditional-format calcext:target-range-address="C.C29:C.E29">
            <calcext:condition calcext:apply-style-name="ligne 1 sur 2" calcext:value="formula-is(MOD(ROW();2))" calcext:base-cell-address="C.C20"/>
          </calcext:conditional-format>
          <calcext:conditional-format calcext:target-range-address="C.C29:C.E29">
            <calcext:condition calcext:apply-style-name="ligne 1 sur 2" calcext:value="formula-is(MOD(ROW();2))" calcext:base-cell-address="C.C20"/>
          </calcext:conditional-format>
          <calcext:conditional-format calcext:target-range-address="C.H29:C.H29">
            <calcext:condition calcext:apply-style-name="ligne 1 sur 2" calcext:value="formula-is(MOD(ROW();2))" calcext:base-cell-address="C.H20"/>
          </calcext:conditional-format>
          <calcext:conditional-format calcext:target-range-address="C.H29:C.H29">
            <calcext:condition calcext:apply-style-name="ligne 1 sur 2" calcext:value="formula-is(MOD(ROW();2))" calcext:base-cell-address="C.H20"/>
          </calcext:conditional-format>
          <calcext:conditional-format calcext:target-range-address="C.M29:C.M29">
            <calcext:condition calcext:apply-style-name="ligne 1 sur 2" calcext:value="formula-is(MOD(ROW();2))" calcext:base-cell-address="C.M20"/>
          </calcext:conditional-format>
          <calcext:conditional-format calcext:target-range-address="C.M29:C.M29">
            <calcext:condition calcext:apply-style-name="ligne 1 sur 2" calcext:value="formula-is(MOD(ROW();2))" calcext:base-cell-address="C.M20"/>
          </calcext:conditional-format>
          <calcext:conditional-format calcext:target-range-address="C.J29:C.J29">
            <calcext:condition calcext:apply-style-name="ligne 1 sur 2" calcext:value="formula-is(MOD(ROW();2))" calcext:base-cell-address="C.J20"/>
          </calcext:conditional-format>
          <calcext:conditional-format calcext:target-range-address="C.J29:C.J29">
            <calcext:condition calcext:apply-style-name="ligne 1 sur 2" calcext:value="formula-is(MOD(ROW();2))" calcext:base-cell-address="C.J20"/>
          </calcext:conditional-format>
          <calcext:conditional-format calcext:target-range-address="C.B30:C.B30">
            <calcext:condition calcext:apply-style-name="ligne 1 sur 2" calcext:value="formula-is(MOD(ROW();2))" calcext:base-cell-address="C.B20"/>
          </calcext:conditional-format>
          <calcext:conditional-format calcext:target-range-address="C.B30:C.B30">
            <calcext:condition calcext:apply-style-name="ligne 1 sur 2" calcext:value="formula-is(MOD(ROW();2))" calcext:base-cell-address="C.B20"/>
          </calcext:conditional-format>
          <calcext:conditional-format calcext:target-range-address="C.N30:C.N30">
            <calcext:condition calcext:apply-style-name="ligne 1 sur 2" calcext:value="formula-is(MOD(ROW();2))" calcext:base-cell-address="C.N20"/>
          </calcext:conditional-format>
          <calcext:conditional-format calcext:target-range-address="C.N30:C.N30">
            <calcext:condition calcext:apply-style-name="ligne 1 sur 2" calcext:value="formula-is(MOD(ROW();2))" calcext:base-cell-address="C.N20"/>
          </calcext:conditional-format>
          <calcext:conditional-format calcext:target-range-address="C.K30:C.L30">
            <calcext:condition calcext:apply-style-name="ligne 1 sur 2" calcext:value="formula-is(MOD(ROW();2))" calcext:base-cell-address="C.K20"/>
          </calcext:conditional-format>
          <calcext:conditional-format calcext:target-range-address="C.K30:C.L30">
            <calcext:condition calcext:apply-style-name="ligne 1 sur 2" calcext:value="formula-is(MOD(ROW();2))" calcext:base-cell-address="C.K20"/>
          </calcext:conditional-format>
          <calcext:conditional-format calcext:target-range-address="C.I30:C.I30 C.F30:C.G30">
            <calcext:condition calcext:apply-style-name="ligne 1 sur 2" calcext:value="formula-is(MOD(ROW();2))" calcext:base-cell-address="C.F20"/>
          </calcext:conditional-format>
          <calcext:conditional-format calcext:target-range-address="C.I30:C.I30 C.F30:C.G30">
            <calcext:condition calcext:apply-style-name="ligne 1 sur 2" calcext:value="formula-is(MOD(ROW();2))" calcext:base-cell-address="C.F20"/>
          </calcext:conditional-format>
          <calcext:conditional-format calcext:target-range-address="C.C30:C.E30">
            <calcext:condition calcext:apply-style-name="ligne 1 sur 2" calcext:value="formula-is(MOD(ROW();2))" calcext:base-cell-address="C.C20"/>
          </calcext:conditional-format>
          <calcext:conditional-format calcext:target-range-address="C.C30:C.E30">
            <calcext:condition calcext:apply-style-name="ligne 1 sur 2" calcext:value="formula-is(MOD(ROW();2))" calcext:base-cell-address="C.C20"/>
          </calcext:conditional-format>
          <calcext:conditional-format calcext:target-range-address="C.H30:C.H30">
            <calcext:condition calcext:apply-style-name="ligne 1 sur 2" calcext:value="formula-is(MOD(ROW();2))" calcext:base-cell-address="C.H20"/>
          </calcext:conditional-format>
          <calcext:conditional-format calcext:target-range-address="C.H30:C.H30">
            <calcext:condition calcext:apply-style-name="ligne 1 sur 2" calcext:value="formula-is(MOD(ROW();2))" calcext:base-cell-address="C.H20"/>
          </calcext:conditional-format>
          <calcext:conditional-format calcext:target-range-address="C.M30:C.M30">
            <calcext:condition calcext:apply-style-name="ligne 1 sur 2" calcext:value="formula-is(MOD(ROW();2))" calcext:base-cell-address="C.M20"/>
          </calcext:conditional-format>
          <calcext:conditional-format calcext:target-range-address="C.M30:C.M30">
            <calcext:condition calcext:apply-style-name="ligne 1 sur 2" calcext:value="formula-is(MOD(ROW();2))" calcext:base-cell-address="C.M20"/>
          </calcext:conditional-format>
          <calcext:conditional-format calcext:target-range-address="C.J30:C.J30">
            <calcext:condition calcext:apply-style-name="ligne 1 sur 2" calcext:value="formula-is(MOD(ROW();2))" calcext:base-cell-address="C.J20"/>
          </calcext:conditional-format>
          <calcext:conditional-format calcext:target-range-address="C.J30:C.J30">
            <calcext:condition calcext:apply-style-name="ligne 1 sur 2" calcext:value="formula-is(MOD(ROW();2))" calcext:base-cell-address="C.J20"/>
          </calcext:conditional-format>
          <calcext:conditional-format calcext:target-range-address="C.B31:C.B31">
            <calcext:condition calcext:apply-style-name="ligne 1 sur 2" calcext:value="formula-is(MOD(ROW();2))" calcext:base-cell-address="C.B20"/>
          </calcext:conditional-format>
          <calcext:conditional-format calcext:target-range-address="C.B31:C.B31">
            <calcext:condition calcext:apply-style-name="ligne 1 sur 2" calcext:value="formula-is(MOD(ROW();2))" calcext:base-cell-address="C.B20"/>
          </calcext:conditional-format>
          <calcext:conditional-format calcext:target-range-address="C.N31:C.N31">
            <calcext:condition calcext:apply-style-name="ligne 1 sur 2" calcext:value="formula-is(MOD(ROW();2))" calcext:base-cell-address="C.N20"/>
          </calcext:conditional-format>
          <calcext:conditional-format calcext:target-range-address="C.N31:C.N31">
            <calcext:condition calcext:apply-style-name="ligne 1 sur 2" calcext:value="formula-is(MOD(ROW();2))" calcext:base-cell-address="C.N20"/>
          </calcext:conditional-format>
          <calcext:conditional-format calcext:target-range-address="C.K31:C.L31">
            <calcext:condition calcext:apply-style-name="ligne 1 sur 2" calcext:value="formula-is(MOD(ROW();2))" calcext:base-cell-address="C.K20"/>
          </calcext:conditional-format>
          <calcext:conditional-format calcext:target-range-address="C.K31:C.L31">
            <calcext:condition calcext:apply-style-name="ligne 1 sur 2" calcext:value="formula-is(MOD(ROW();2))" calcext:base-cell-address="C.K20"/>
          </calcext:conditional-format>
          <calcext:conditional-format calcext:target-range-address="C.I31:C.I31 C.F31:C.G31">
            <calcext:condition calcext:apply-style-name="ligne 1 sur 2" calcext:value="formula-is(MOD(ROW();2))" calcext:base-cell-address="C.F20"/>
          </calcext:conditional-format>
          <calcext:conditional-format calcext:target-range-address="C.I31:C.I31 C.F31:C.G31">
            <calcext:condition calcext:apply-style-name="ligne 1 sur 2" calcext:value="formula-is(MOD(ROW();2))" calcext:base-cell-address="C.F20"/>
          </calcext:conditional-format>
          <calcext:conditional-format calcext:target-range-address="C.C31:C.E31">
            <calcext:condition calcext:apply-style-name="ligne 1 sur 2" calcext:value="formula-is(MOD(ROW();2))" calcext:base-cell-address="C.C20"/>
          </calcext:conditional-format>
          <calcext:conditional-format calcext:target-range-address="C.C31:C.E31">
            <calcext:condition calcext:apply-style-name="ligne 1 sur 2" calcext:value="formula-is(MOD(ROW();2))" calcext:base-cell-address="C.C20"/>
          </calcext:conditional-format>
          <calcext:conditional-format calcext:target-range-address="C.H31:C.H31">
            <calcext:condition calcext:apply-style-name="ligne 1 sur 2" calcext:value="formula-is(MOD(ROW();2))" calcext:base-cell-address="C.H20"/>
          </calcext:conditional-format>
          <calcext:conditional-format calcext:target-range-address="C.H31:C.H31">
            <calcext:condition calcext:apply-style-name="ligne 1 sur 2" calcext:value="formula-is(MOD(ROW();2))" calcext:base-cell-address="C.H20"/>
          </calcext:conditional-format>
          <calcext:conditional-format calcext:target-range-address="C.M31:C.M31">
            <calcext:condition calcext:apply-style-name="ligne 1 sur 2" calcext:value="formula-is(MOD(ROW();2))" calcext:base-cell-address="C.M20"/>
          </calcext:conditional-format>
          <calcext:conditional-format calcext:target-range-address="C.M31:C.M31">
            <calcext:condition calcext:apply-style-name="ligne 1 sur 2" calcext:value="formula-is(MOD(ROW();2))" calcext:base-cell-address="C.M20"/>
          </calcext:conditional-format>
          <calcext:conditional-format calcext:target-range-address="C.J31:C.J31">
            <calcext:condition calcext:apply-style-name="ligne 1 sur 2" calcext:value="formula-is(MOD(ROW();2))" calcext:base-cell-address="C.J20"/>
          </calcext:conditional-format>
          <calcext:conditional-format calcext:target-range-address="C.J31:C.J31">
            <calcext:condition calcext:apply-style-name="ligne 1 sur 2" calcext:value="formula-is(MOD(ROW();2))" calcext:base-cell-address="C.J20"/>
          </calcext:conditional-format>
          <calcext:conditional-format calcext:target-range-address="C.B32:C.B32">
            <calcext:condition calcext:apply-style-name="ligne 1 sur 2" calcext:value="formula-is(MOD(ROW();2))" calcext:base-cell-address="C.B20"/>
          </calcext:conditional-format>
          <calcext:conditional-format calcext:target-range-address="C.B32:C.B32">
            <calcext:condition calcext:apply-style-name="ligne 1 sur 2" calcext:value="formula-is(MOD(ROW();2))" calcext:base-cell-address="C.B20"/>
          </calcext:conditional-format>
          <calcext:conditional-format calcext:target-range-address="C.N32:C.N32">
            <calcext:condition calcext:apply-style-name="ligne 1 sur 2" calcext:value="formula-is(MOD(ROW();2))" calcext:base-cell-address="C.N20"/>
          </calcext:conditional-format>
          <calcext:conditional-format calcext:target-range-address="C.N32:C.N32">
            <calcext:condition calcext:apply-style-name="ligne 1 sur 2" calcext:value="formula-is(MOD(ROW();2))" calcext:base-cell-address="C.N20"/>
          </calcext:conditional-format>
          <calcext:conditional-format calcext:target-range-address="C.K32:C.L32">
            <calcext:condition calcext:apply-style-name="ligne 1 sur 2" calcext:value="formula-is(MOD(ROW();2))" calcext:base-cell-address="C.K20"/>
          </calcext:conditional-format>
          <calcext:conditional-format calcext:target-range-address="C.K32:C.L32">
            <calcext:condition calcext:apply-style-name="ligne 1 sur 2" calcext:value="formula-is(MOD(ROW();2))" calcext:base-cell-address="C.K20"/>
          </calcext:conditional-format>
          <calcext:conditional-format calcext:target-range-address="C.I32:C.I32 C.F32:C.G32">
            <calcext:condition calcext:apply-style-name="ligne 1 sur 2" calcext:value="formula-is(MOD(ROW();2))" calcext:base-cell-address="C.F20"/>
          </calcext:conditional-format>
          <calcext:conditional-format calcext:target-range-address="C.I32:C.I32 C.F32:C.G32">
            <calcext:condition calcext:apply-style-name="ligne 1 sur 2" calcext:value="formula-is(MOD(ROW();2))" calcext:base-cell-address="C.F20"/>
          </calcext:conditional-format>
          <calcext:conditional-format calcext:target-range-address="C.C32:C.E32">
            <calcext:condition calcext:apply-style-name="ligne 1 sur 2" calcext:value="formula-is(MOD(ROW();2))" calcext:base-cell-address="C.C20"/>
          </calcext:conditional-format>
          <calcext:conditional-format calcext:target-range-address="C.C32:C.E32">
            <calcext:condition calcext:apply-style-name="ligne 1 sur 2" calcext:value="formula-is(MOD(ROW();2))" calcext:base-cell-address="C.C20"/>
          </calcext:conditional-format>
          <calcext:conditional-format calcext:target-range-address="C.H32:C.H32">
            <calcext:condition calcext:apply-style-name="ligne 1 sur 2" calcext:value="formula-is(MOD(ROW();2))" calcext:base-cell-address="C.H20"/>
          </calcext:conditional-format>
          <calcext:conditional-format calcext:target-range-address="C.H32:C.H32">
            <calcext:condition calcext:apply-style-name="ligne 1 sur 2" calcext:value="formula-is(MOD(ROW();2))" calcext:base-cell-address="C.H20"/>
          </calcext:conditional-format>
          <calcext:conditional-format calcext:target-range-address="C.M32:C.M32">
            <calcext:condition calcext:apply-style-name="ligne 1 sur 2" calcext:value="formula-is(MOD(ROW();2))" calcext:base-cell-address="C.M20"/>
          </calcext:conditional-format>
          <calcext:conditional-format calcext:target-range-address="C.M32:C.M32">
            <calcext:condition calcext:apply-style-name="ligne 1 sur 2" calcext:value="formula-is(MOD(ROW();2))" calcext:base-cell-address="C.M20"/>
          </calcext:conditional-format>
          <calcext:conditional-format calcext:target-range-address="C.J32:C.J32">
            <calcext:condition calcext:apply-style-name="ligne 1 sur 2" calcext:value="formula-is(MOD(ROW();2))" calcext:base-cell-address="C.J20"/>
          </calcext:conditional-format>
          <calcext:conditional-format calcext:target-range-address="C.J32:C.J32">
            <calcext:condition calcext:apply-style-name="ligne 1 sur 2" calcext:value="formula-is(MOD(ROW();2))" calcext:base-cell-address="C.J20"/>
          </calcext:conditional-format>
          <calcext:conditional-format calcext:target-range-address="C.B33:C.B33">
            <calcext:condition calcext:apply-style-name="ligne 1 sur 2" calcext:value="formula-is(MOD(ROW();2))" calcext:base-cell-address="C.B20"/>
          </calcext:conditional-format>
          <calcext:conditional-format calcext:target-range-address="C.B33:C.B33">
            <calcext:condition calcext:apply-style-name="ligne 1 sur 2" calcext:value="formula-is(MOD(ROW();2))" calcext:base-cell-address="C.B20"/>
          </calcext:conditional-format>
          <calcext:conditional-format calcext:target-range-address="C.N33:C.N33">
            <calcext:condition calcext:apply-style-name="ligne 1 sur 2" calcext:value="formula-is(MOD(ROW();2))" calcext:base-cell-address="C.N20"/>
          </calcext:conditional-format>
          <calcext:conditional-format calcext:target-range-address="C.N33:C.N33">
            <calcext:condition calcext:apply-style-name="ligne 1 sur 2" calcext:value="formula-is(MOD(ROW();2))" calcext:base-cell-address="C.N20"/>
          </calcext:conditional-format>
          <calcext:conditional-format calcext:target-range-address="C.K33:C.L33">
            <calcext:condition calcext:apply-style-name="ligne 1 sur 2" calcext:value="formula-is(MOD(ROW();2))" calcext:base-cell-address="C.K20"/>
          </calcext:conditional-format>
          <calcext:conditional-format calcext:target-range-address="C.K33:C.L33">
            <calcext:condition calcext:apply-style-name="ligne 1 sur 2" calcext:value="formula-is(MOD(ROW();2))" calcext:base-cell-address="C.K20"/>
          </calcext:conditional-format>
          <calcext:conditional-format calcext:target-range-address="C.I33:C.I33 C.F33:C.G33">
            <calcext:condition calcext:apply-style-name="ligne 1 sur 2" calcext:value="formula-is(MOD(ROW();2))" calcext:base-cell-address="C.F20"/>
          </calcext:conditional-format>
          <calcext:conditional-format calcext:target-range-address="C.I33:C.I33 C.F33:C.G33">
            <calcext:condition calcext:apply-style-name="ligne 1 sur 2" calcext:value="formula-is(MOD(ROW();2))" calcext:base-cell-address="C.F20"/>
          </calcext:conditional-format>
          <calcext:conditional-format calcext:target-range-address="C.C33:C.E33">
            <calcext:condition calcext:apply-style-name="ligne 1 sur 2" calcext:value="formula-is(MOD(ROW();2))" calcext:base-cell-address="C.C20"/>
          </calcext:conditional-format>
          <calcext:conditional-format calcext:target-range-address="C.C33:C.E33">
            <calcext:condition calcext:apply-style-name="ligne 1 sur 2" calcext:value="formula-is(MOD(ROW();2))" calcext:base-cell-address="C.C20"/>
          </calcext:conditional-format>
          <calcext:conditional-format calcext:target-range-address="C.H33:C.H33">
            <calcext:condition calcext:apply-style-name="ligne 1 sur 2" calcext:value="formula-is(MOD(ROW();2))" calcext:base-cell-address="C.H20"/>
          </calcext:conditional-format>
          <calcext:conditional-format calcext:target-range-address="C.H33:C.H33">
            <calcext:condition calcext:apply-style-name="ligne 1 sur 2" calcext:value="formula-is(MOD(ROW();2))" calcext:base-cell-address="C.H20"/>
          </calcext:conditional-format>
          <calcext:conditional-format calcext:target-range-address="C.M33:C.M33">
            <calcext:condition calcext:apply-style-name="ligne 1 sur 2" calcext:value="formula-is(MOD(ROW();2))" calcext:base-cell-address="C.M20"/>
          </calcext:conditional-format>
          <calcext:conditional-format calcext:target-range-address="C.M33:C.M33">
            <calcext:condition calcext:apply-style-name="ligne 1 sur 2" calcext:value="formula-is(MOD(ROW();2))" calcext:base-cell-address="C.M20"/>
          </calcext:conditional-format>
          <calcext:conditional-format calcext:target-range-address="C.J33:C.J33">
            <calcext:condition calcext:apply-style-name="ligne 1 sur 2" calcext:value="formula-is(MOD(ROW();2))" calcext:base-cell-address="C.J20"/>
          </calcext:conditional-format>
          <calcext:conditional-format calcext:target-range-address="C.J33:C.J33">
            <calcext:condition calcext:apply-style-name="ligne 1 sur 2" calcext:value="formula-is(MOD(ROW();2))" calcext:base-cell-address="C.J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0/00/0000</text:date>, <text:time style:data-style-name="N2" text:time-value="19:13:24.112200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-T" style:display-name="PageStyle_HE-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9:27:15.545705808</dc:date>
    <meta:editing-cycles>235</meta:editing-cycles>
    <meta:editing-duration>PT22H28M29S</meta:editing-duration>
    <meta:generator>LibreOffice/5.1.6.2$Linux_X86_64 LibreOffice_project/10m0$Build-2</meta:generator>
    <meta:document-statistic meta:table-count="1" meta:cell-count="151" meta:object-count="0"/>
  </office:meta>
</office:document-meta>
</file>